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4375in"/>
    </style:style>
    <style:style style:name="Table1.B" style:family="table-column">
      <style:table-column-properties style:column-width="5.2604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7" style:family="table">
      <style:table-properties style:width="6.6979in" fo:margin-left="0in" table:align="left"/>
    </style:style>
    <style:style style:name="Table7.A" style:family="table-column">
      <style:table-column-properties style:column-width="1.6875in"/>
    </style:style>
    <style:style style:name="Table7.B" style:family="table-column">
      <style:table-column-properties style:column-width="5.0104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style:style>
    <style:style style:name="Table8.A" style:family="table-column">
      <style:table-column-properties style:column-width="1.6875in"/>
    </style:style>
    <style:style style:name="Table8.B" style:family="table-column">
      <style:table-column-properties style:column-width="5.0104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6979in" fo:margin-left="0in" table:align="left"/>
    </style:style>
    <style:style style:name="Table9.A" style:family="table-column">
      <style:table-column-properties style:column-width="1.6875in"/>
    </style:style>
    <style:style style:name="Table9.B" style:family="table-column">
      <style:table-column-properties style:column-width="5.0104in"/>
    </style:style>
    <style:style style:name="Table9.A1" style:family="table-cell">
      <style:table-cell-properties fo:padding="0.0382in" fo:border-left="0.05pt solid #000000" fo:border-right="none" fo:border-top="0.05pt solid #000000" fo:border-bottom="none"/>
    </style:style>
    <style:style style:name="Table9.B1" style:family="table-cell">
      <style:table-cell-properties fo:padding="0.0382in" fo:border-left="0.05pt solid #000000" fo:border-right="0.05pt solid #000000" fo:border-top="0.05pt solid #000000" fo:border-bottom="none"/>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1.25in"/>
    </style:style>
    <style:style style:name="Table3.B" style:family="table-column">
      <style:table-column-properties style:column-width="5.4479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79in" fo:margin-left="0in" table:align="left"/>
    </style:style>
    <style:style style:name="Table4.A" style:family="table-column">
      <style:table-column-properties style:column-width="0.75in"/>
    </style:style>
    <style:style style:name="Table4.B" style:family="table-column">
      <style:table-column-properties style:column-width="4.125in"/>
    </style:style>
    <style:style style:name="Table4.C" style:family="table-column">
      <style:table-column-properties style:column-width="1.8229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style>
    <style:style style:name="Table5.A" style:family="table-column">
      <style:table-column-properties style:column-width="0.75in"/>
    </style:style>
    <style:style style:name="Table5.B" style:family="table-column">
      <style:table-column-properties style:column-width="3.9375in"/>
    </style:style>
    <style:style style:name="Table5.C" style:family="table-column">
      <style:table-column-properties style:column-width="2.0104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79in" fo:margin-left="0in" table:align="left"/>
    </style:style>
    <style:style style:name="Table6.A" style:family="table-column">
      <style:table-column-properties style:column-width="0.75in"/>
    </style:style>
    <style:style style:name="Table6.B" style:family="table-column">
      <style:table-column-properties style:column-width="3.7118in"/>
    </style:style>
    <style:style style:name="Table6.C" style:family="table-column">
      <style:table-column-properties style:column-width="2.2361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2.75in"/>
    </style:style>
    <style:style style:name="Table2.B" style:family="table-column">
      <style:table-column-properties style:column-width="3.9479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P1" style:family="paragraph" style:parent-style-name="Footer">
      <style:text-properties fo:font-size="10pt" officeooo:rsid="0024ae93" officeooo:paragraph-rsid="0024ae93" style:font-size-asian="10pt" style:font-size-complex="10pt"/>
    </style:style>
    <style:style style:name="P2" style:family="paragraph" style:parent-style-name="Standard">
      <style:text-properties officeooo:rsid="0012d5a3" officeooo:paragraph-rsid="0012d5a3"/>
    </style:style>
    <style:style style:name="P3" style:family="paragraph" style:parent-style-name="Text_20_body">
      <style:text-properties officeooo:rsid="00136ee8" officeooo:paragraph-rsid="00136ee8"/>
    </style:style>
    <style:style style:name="P4" style:family="paragraph" style:parent-style-name="Text_20_body">
      <style:text-properties officeooo:rsid="0014500b" officeooo:paragraph-rsid="0014500b"/>
    </style:style>
    <style:style style:name="P5" style:family="paragraph" style:parent-style-name="Text_20_body">
      <style:text-properties officeooo:rsid="0014500b" officeooo:paragraph-rsid="00136ee8"/>
    </style:style>
    <style:style style:name="P6" style:family="paragraph" style:parent-style-name="Text_20_body">
      <style:text-properties officeooo:rsid="0014a8cc" officeooo:paragraph-rsid="0014a8cc"/>
    </style:style>
    <style:style style:name="P7" style:family="paragraph" style:parent-style-name="Text_20_body">
      <style:text-properties officeooo:rsid="0014a8cc" officeooo:paragraph-rsid="0018396e"/>
    </style:style>
    <style:style style:name="P8" style:family="paragraph" style:parent-style-name="Text_20_body">
      <style:text-properties officeooo:rsid="00165063" officeooo:paragraph-rsid="00165063"/>
    </style:style>
    <style:style style:name="P9" style:family="paragraph" style:parent-style-name="Text_20_body">
      <style:text-properties officeooo:rsid="00165063" officeooo:paragraph-rsid="0056533b"/>
    </style:style>
    <style:style style:name="P10" style:family="paragraph" style:parent-style-name="Text_20_body">
      <style:text-properties officeooo:rsid="00174eb9" officeooo:paragraph-rsid="00174eb9"/>
    </style:style>
    <style:style style:name="P11" style:family="paragraph" style:parent-style-name="Text_20_body">
      <style:text-properties officeooo:rsid="00174eb9" officeooo:paragraph-rsid="00175938"/>
    </style:style>
    <style:style style:name="P12" style:family="paragraph" style:parent-style-name="Text_20_body">
      <style:text-properties officeooo:rsid="00174eb9" officeooo:paragraph-rsid="00388cd4"/>
    </style:style>
    <style:style style:name="P13" style:family="paragraph" style:parent-style-name="Text_20_body">
      <style:text-properties officeooo:rsid="00175938" officeooo:paragraph-rsid="00175938"/>
    </style:style>
    <style:style style:name="P14" style:family="paragraph" style:parent-style-name="Text_20_body">
      <style:text-properties officeooo:rsid="0018396e" officeooo:paragraph-rsid="0018396e"/>
    </style:style>
    <style:style style:name="P15" style:family="paragraph" style:parent-style-name="Text_20_body">
      <style:text-properties officeooo:rsid="0019dbb5" officeooo:paragraph-rsid="0019dbb5"/>
    </style:style>
    <style:style style:name="P16" style:family="paragraph" style:parent-style-name="Text_20_body">
      <style:text-properties officeooo:rsid="0019dbb5" officeooo:paragraph-rsid="00243b54"/>
    </style:style>
    <style:style style:name="P17" style:family="paragraph" style:parent-style-name="Text_20_body">
      <style:text-properties officeooo:rsid="001a2dcc" officeooo:paragraph-rsid="001a2dcc"/>
    </style:style>
    <style:style style:name="P18" style:family="paragraph" style:parent-style-name="Text_20_body">
      <style:text-properties officeooo:rsid="001bf614" officeooo:paragraph-rsid="001bf614"/>
    </style:style>
    <style:style style:name="P19" style:family="paragraph" style:parent-style-name="Text_20_body">
      <style:text-properties officeooo:rsid="001dd7c0" officeooo:paragraph-rsid="001dd7c0"/>
    </style:style>
    <style:style style:name="P20" style:family="paragraph" style:parent-style-name="Text_20_body">
      <style:text-properties officeooo:paragraph-rsid="001fa9f8"/>
    </style:style>
    <style:style style:name="P21" style:family="paragraph" style:parent-style-name="Text_20_body">
      <style:text-properties officeooo:rsid="001fa9f8" officeooo:paragraph-rsid="001fa9f8"/>
    </style:style>
    <style:style style:name="P22" style:family="paragraph" style:parent-style-name="Text_20_body">
      <style:text-properties fo:font-weight="bold" officeooo:rsid="001fa9f8" officeooo:paragraph-rsid="001fa9f8" style:font-weight-asian="bold" style:font-weight-complex="bold"/>
    </style:style>
    <style:style style:name="P23" style:family="paragraph" style:parent-style-name="Text_20_body">
      <style:text-properties fo:font-weight="bold" officeooo:rsid="002010e1" officeooo:paragraph-rsid="002010e1" style:font-weight-asian="bold" style:font-weight-complex="bold"/>
    </style:style>
    <style:style style:name="P24" style:family="paragraph" style:parent-style-name="Text_20_body">
      <style:text-properties fo:font-weight="bold" officeooo:rsid="0064f28f" officeooo:paragraph-rsid="0064f28f" style:font-weight-asian="bold" style:font-weight-complex="bold"/>
    </style:style>
    <style:style style:name="P25" style:family="paragraph" style:parent-style-name="Text_20_body">
      <style:text-properties fo:font-weight="bold" officeooo:rsid="006560be" officeooo:paragraph-rsid="006560be" style:font-weight-asian="bold" style:font-weight-complex="bold"/>
    </style:style>
    <style:style style:name="P26" style:family="paragraph" style:parent-style-name="Text_20_body">
      <style:text-properties officeooo:rsid="002010e1" officeooo:paragraph-rsid="002010e1"/>
    </style:style>
    <style:style style:name="P27" style:family="paragraph" style:parent-style-name="Text_20_body">
      <style:text-properties officeooo:rsid="0020bc5b" officeooo:paragraph-rsid="0020bc5b"/>
    </style:style>
    <style:style style:name="P28" style:family="paragraph" style:parent-style-name="Text_20_body">
      <style:text-properties officeooo:rsid="00227910" officeooo:paragraph-rsid="00227910"/>
    </style:style>
    <style:style style:name="P29" style:family="paragraph" style:parent-style-name="Text_20_body">
      <style:text-properties officeooo:rsid="0022d458" officeooo:paragraph-rsid="0022d458"/>
    </style:style>
    <style:style style:name="P30" style:family="paragraph" style:parent-style-name="Text_20_body">
      <style:text-properties officeooo:paragraph-rsid="0024ae93"/>
    </style:style>
    <style:style style:name="P31" style:family="paragraph" style:parent-style-name="Text_20_body">
      <style:text-properties officeooo:rsid="0024ae93" officeooo:paragraph-rsid="0024ae93"/>
    </style:style>
    <style:style style:name="P32" style:family="paragraph" style:parent-style-name="Text_20_body">
      <style:text-properties officeooo:rsid="0028e10d" officeooo:paragraph-rsid="0028e10d"/>
    </style:style>
    <style:style style:name="P33" style:family="paragraph" style:parent-style-name="Text_20_body">
      <style:text-properties officeooo:rsid="002ac227" officeooo:paragraph-rsid="002ac227"/>
    </style:style>
    <style:style style:name="P34" style:family="paragraph" style:parent-style-name="Text_20_body">
      <style:text-properties officeooo:rsid="002c4f99" officeooo:paragraph-rsid="002c4f99"/>
    </style:style>
    <style:style style:name="P35" style:family="paragraph" style:parent-style-name="Text_20_body">
      <style:text-properties officeooo:paragraph-rsid="0014500b"/>
    </style:style>
    <style:style style:name="P36" style:family="paragraph" style:parent-style-name="Text_20_body">
      <style:text-properties officeooo:rsid="00331bfa" officeooo:paragraph-rsid="00331bfa"/>
    </style:style>
    <style:style style:name="P37" style:family="paragraph" style:parent-style-name="Text_20_body">
      <style:text-properties officeooo:rsid="00364683" officeooo:paragraph-rsid="00364683"/>
    </style:style>
    <style:style style:name="P38" style:family="paragraph" style:parent-style-name="Text_20_body">
      <style:text-properties officeooo:rsid="0036b278" officeooo:paragraph-rsid="0036b278"/>
    </style:style>
    <style:style style:name="P39" style:family="paragraph" style:parent-style-name="Text_20_body">
      <style:text-properties officeooo:rsid="0037e8b2" officeooo:paragraph-rsid="0037e8b2"/>
    </style:style>
    <style:style style:name="P40" style:family="paragraph" style:parent-style-name="Text_20_body">
      <style:text-properties officeooo:rsid="00388cd4" officeooo:paragraph-rsid="00388cd4"/>
    </style:style>
    <style:style style:name="P41" style:family="paragraph" style:parent-style-name="Text_20_body">
      <style:text-properties officeooo:rsid="0054fc07" officeooo:paragraph-rsid="0054fc07"/>
    </style:style>
    <style:style style:name="P42" style:family="paragraph" style:parent-style-name="Text_20_body">
      <style:text-properties officeooo:rsid="005a2e4b" officeooo:paragraph-rsid="005a2e4b"/>
    </style:style>
    <style:style style:name="P43" style:family="paragraph" style:parent-style-name="Text_20_body">
      <style:text-properties officeooo:rsid="005ba7b5" officeooo:paragraph-rsid="005ba7b5"/>
    </style:style>
    <style:style style:name="P44" style:family="paragraph" style:parent-style-name="Text_20_body">
      <style:text-properties officeooo:rsid="005ba7b5" officeooo:paragraph-rsid="005d8af2"/>
    </style:style>
    <style:style style:name="P45" style:family="paragraph" style:parent-style-name="Text_20_body">
      <style:text-properties officeooo:rsid="005d49f0" officeooo:paragraph-rsid="005d49f0"/>
    </style:style>
    <style:style style:name="P46" style:family="paragraph" style:parent-style-name="Text_20_body">
      <style:text-properties style:font-name="Courier 10 Pitch" officeooo:rsid="005d49f0" officeooo:paragraph-rsid="005d49f0"/>
    </style:style>
    <style:style style:name="P47" style:family="paragraph" style:parent-style-name="Text_20_body">
      <style:text-properties officeooo:rsid="005d8af2" officeooo:paragraph-rsid="005d8af2"/>
    </style:style>
    <style:style style:name="P48" style:family="paragraph" style:parent-style-name="Text_20_body">
      <style:text-properties officeooo:rsid="005f7e59" officeooo:paragraph-rsid="005f7e59"/>
    </style:style>
    <style:style style:name="P49" style:family="paragraph" style:parent-style-name="Text_20_body">
      <style:text-properties officeooo:rsid="0061ef81" officeooo:paragraph-rsid="0061ef81"/>
    </style:style>
    <style:style style:name="P50" style:family="paragraph" style:parent-style-name="Text_20_body">
      <style:text-properties officeooo:rsid="0063f475" officeooo:paragraph-rsid="0063f475"/>
    </style:style>
    <style:style style:name="P51" style:family="paragraph" style:parent-style-name="Text_20_body">
      <style:text-properties officeooo:rsid="0064f28f" officeooo:paragraph-rsid="0064f28f"/>
    </style:style>
    <style:style style:name="P52" style:family="paragraph" style:parent-style-name="Text_20_body">
      <style:text-properties officeooo:rsid="0064f28f" officeooo:paragraph-rsid="006560be"/>
    </style:style>
    <style:style style:name="P53" style:family="paragraph" style:parent-style-name="Text_20_body">
      <style:text-properties officeooo:rsid="00653367" officeooo:paragraph-rsid="00653367"/>
    </style:style>
    <style:style style:name="P54" style:family="paragraph" style:parent-style-name="Table_20_Contents">
      <style:text-properties officeooo:rsid="00136ee8" officeooo:paragraph-rsid="00136ee8"/>
    </style:style>
    <style:style style:name="P55" style:family="paragraph" style:parent-style-name="Table_20_Contents">
      <style:text-properties officeooo:rsid="0014a8cc" officeooo:paragraph-rsid="0014a8cc"/>
    </style:style>
    <style:style style:name="P56" style:family="paragraph" style:parent-style-name="Table_20_Contents">
      <style:text-properties officeooo:rsid="0014a8cc" officeooo:paragraph-rsid="004062d8"/>
    </style:style>
    <style:style style:name="P57" style:family="paragraph" style:parent-style-name="Table_20_Contents">
      <style:text-properties officeooo:rsid="0014a8cc" officeooo:paragraph-rsid="0044b493"/>
    </style:style>
    <style:style style:name="P58" style:family="paragraph" style:parent-style-name="Table_20_Contents">
      <style:text-properties officeooo:rsid="0014a8cc" officeooo:paragraph-rsid="0049380a"/>
    </style:style>
    <style:style style:name="P59" style:family="paragraph" style:parent-style-name="Table_20_Contents">
      <style:text-properties officeooo:rsid="0014a8cc" officeooo:paragraph-rsid="004a459f"/>
    </style:style>
    <style:style style:name="P60" style:family="paragraph" style:parent-style-name="Table_20_Contents">
      <style:text-properties officeooo:rsid="0014a8cc" officeooo:paragraph-rsid="005a2e4b"/>
    </style:style>
    <style:style style:name="P61" style:family="paragraph" style:parent-style-name="Table_20_Contents">
      <style:text-properties fo:font-weight="bold" officeooo:rsid="001fa9f8" officeooo:paragraph-rsid="001fa9f8" style:font-weight-asian="bold" style:font-weight-complex="bold"/>
    </style:style>
    <style:style style:name="P62" style:family="paragraph" style:parent-style-name="Table_20_Contents">
      <style:text-properties fo:font-weight="bold" officeooo:rsid="003e7e36" officeooo:paragraph-rsid="003e7e36" style:font-weight-asian="bold" style:font-weight-complex="bold"/>
    </style:style>
    <style:style style:name="P63" style:family="paragraph" style:parent-style-name="Table_20_Contents">
      <style:text-properties fo:font-weight="bold" officeooo:rsid="004062d8" officeooo:paragraph-rsid="004062d8" style:font-weight-asian="bold" style:font-weight-complex="bold"/>
    </style:style>
    <style:style style:name="P64" style:family="paragraph" style:parent-style-name="Table_20_Contents">
      <style:text-properties fo:font-weight="bold" officeooo:rsid="00425d04" officeooo:paragraph-rsid="00425d04" style:font-weight-asian="bold" style:font-weight-complex="bold"/>
    </style:style>
    <style:style style:name="P65" style:family="paragraph" style:parent-style-name="Table_20_Contents">
      <style:text-properties fo:font-weight="bold" officeooo:rsid="0042d3c9" officeooo:paragraph-rsid="0042d3c9" style:font-weight-asian="bold" style:font-weight-complex="bold"/>
    </style:style>
    <style:style style:name="P66" style:family="paragraph" style:parent-style-name="Table_20_Contents">
      <style:text-properties fo:font-weight="bold" officeooo:rsid="0044b493" officeooo:paragraph-rsid="0044b493" style:font-weight-asian="bold" style:font-weight-complex="bold"/>
    </style:style>
    <style:style style:name="P67" style:family="paragraph" style:parent-style-name="Table_20_Contents">
      <style:text-properties fo:font-weight="bold" officeooo:rsid="005a2e4b" officeooo:paragraph-rsid="005a2e4b" style:font-weight-asian="bold" style:font-weight-complex="bold"/>
    </style:style>
    <style:style style:name="P68" style:family="paragraph" style:parent-style-name="Table_20_Contents">
      <style:text-properties officeooo:rsid="001fa9f8" officeooo:paragraph-rsid="001fa9f8"/>
    </style:style>
    <style:style style:name="P69" style:family="paragraph" style:parent-style-name="Table_20_Contents">
      <style:text-properties officeooo:rsid="00319375" officeooo:paragraph-rsid="00319375"/>
    </style:style>
    <style:style style:name="P70" style:family="paragraph" style:parent-style-name="Table_20_Contents">
      <style:text-properties officeooo:rsid="00331bfa" officeooo:paragraph-rsid="00331bfa"/>
    </style:style>
    <style:style style:name="P71" style:family="paragraph" style:parent-style-name="Table_20_Contents">
      <style:text-properties officeooo:rsid="00350038" officeooo:paragraph-rsid="00350038"/>
    </style:style>
    <style:style style:name="P72" style:family="paragraph" style:parent-style-name="Table_20_Contents">
      <style:text-properties officeooo:rsid="00364683" officeooo:paragraph-rsid="00364683"/>
    </style:style>
    <style:style style:name="P73" style:family="paragraph" style:parent-style-name="Table_20_Contents">
      <style:text-properties officeooo:rsid="003e7e36" officeooo:paragraph-rsid="003e7e36"/>
    </style:style>
    <style:style style:name="P74" style:family="paragraph" style:parent-style-name="Table_20_Contents">
      <style:text-properties officeooo:rsid="004062d8" officeooo:paragraph-rsid="004062d8"/>
    </style:style>
    <style:style style:name="P75" style:family="paragraph" style:parent-style-name="Table_20_Contents">
      <style:text-properties officeooo:rsid="00327536" officeooo:paragraph-rsid="004062d8"/>
    </style:style>
    <style:style style:name="P76" style:family="paragraph" style:parent-style-name="Table_20_Contents">
      <style:text-properties officeooo:rsid="00425d04" officeooo:paragraph-rsid="00425d04"/>
    </style:style>
    <style:style style:name="P77" style:family="paragraph" style:parent-style-name="Table_20_Contents">
      <style:text-properties officeooo:rsid="00425d04" officeooo:paragraph-rsid="0049380a"/>
    </style:style>
    <style:style style:name="P78" style:family="paragraph" style:parent-style-name="Table_20_Contents">
      <style:text-properties officeooo:rsid="00425d04" officeooo:paragraph-rsid="004a459f"/>
    </style:style>
    <style:style style:name="P79" style:family="paragraph" style:parent-style-name="Table_20_Contents">
      <style:text-properties officeooo:rsid="0042d3c9" officeooo:paragraph-rsid="0042d3c9"/>
    </style:style>
    <style:style style:name="P80" style:family="paragraph" style:parent-style-name="Table_20_Contents">
      <style:text-properties officeooo:rsid="0042d3c9" officeooo:paragraph-rsid="004a459f"/>
    </style:style>
    <style:style style:name="P81" style:family="paragraph" style:parent-style-name="Table_20_Contents">
      <style:text-properties officeooo:rsid="0044b493" officeooo:paragraph-rsid="0044b493"/>
    </style:style>
    <style:style style:name="P82" style:family="paragraph" style:parent-style-name="Table_20_Contents">
      <style:text-properties officeooo:rsid="0044b493" officeooo:paragraph-rsid="0049380a"/>
    </style:style>
    <style:style style:name="P83" style:family="paragraph" style:parent-style-name="Table_20_Contents">
      <style:text-properties officeooo:rsid="0044b493" officeooo:paragraph-rsid="004a459f"/>
    </style:style>
    <style:style style:name="P84" style:family="paragraph" style:parent-style-name="Table_20_Contents">
      <style:text-properties officeooo:rsid="0045ccf0" officeooo:paragraph-rsid="0045ccf0"/>
    </style:style>
    <style:style style:name="P85" style:family="paragraph" style:parent-style-name="Table_20_Contents">
      <style:text-properties fo:font-style="italic" fo:font-weight="bold" officeooo:rsid="0014a8cc" officeooo:paragraph-rsid="0014a8cc" style:font-style-asian="italic" style:font-weight-asian="bold" style:font-style-complex="italic" style:font-weight-complex="bold"/>
    </style:style>
    <style:style style:name="P86" style:family="paragraph" style:parent-style-name="Table_20_Contents">
      <style:text-properties officeooo:rsid="0056533b" officeooo:paragraph-rsid="0056533b"/>
    </style:style>
    <style:style style:name="P87" style:family="paragraph" style:parent-style-name="Table_20_Contents">
      <style:text-properties officeooo:paragraph-rsid="005a2e4b"/>
    </style:style>
    <style:style style:name="P88" style:family="paragraph" style:parent-style-name="Table_20_Contents">
      <style:text-properties officeooo:rsid="005a2e4b" officeooo:paragraph-rsid="005a2e4b"/>
    </style:style>
    <style:style style:name="P89" style:family="paragraph" style:parent-style-name="Table_20_Contents">
      <style:text-properties officeooo:rsid="005a2e4b" officeooo:paragraph-rsid="005b8ca5"/>
    </style:style>
    <style:style style:name="P90" style:family="paragraph" style:parent-style-name="Table_20_Contents">
      <style:text-properties officeooo:rsid="005b8ca5" officeooo:paragraph-rsid="005b8ca5"/>
    </style:style>
    <style:style style:name="P91" style:family="paragraph" style:parent-style-name="Table_20_Contents">
      <style:text-properties officeooo:rsid="005ba7b5" officeooo:paragraph-rsid="005ba7b5"/>
    </style:style>
    <style:style style:name="P92" style:family="paragraph" style:parent-style-name="Table_20_Contents">
      <style:text-properties officeooo:rsid="0061ef81" officeooo:paragraph-rsid="0061ef81"/>
    </style:style>
    <style:style style:name="P93" style:family="paragraph" style:parent-style-name="Preformatted_20_Text">
      <style:text-properties officeooo:paragraph-rsid="001dd7c0"/>
    </style:style>
    <style:style style:name="P94" style:family="paragraph" style:parent-style-name="Preformatted_20_Text">
      <style:text-properties officeooo:paragraph-rsid="0020bc5b"/>
    </style:style>
    <style:style style:name="P95" style:family="paragraph" style:parent-style-name="Preformatted_20_Text">
      <style:text-properties officeooo:rsid="00227910" officeooo:paragraph-rsid="00227910"/>
    </style:style>
    <style:style style:name="P96" style:family="paragraph" style:parent-style-name="Preformatted_20_Text">
      <style:text-properties officeooo:rsid="0022d458" officeooo:paragraph-rsid="0022d458"/>
    </style:style>
    <style:style style:name="P97" style:family="paragraph" style:parent-style-name="Preformatted_20_Text">
      <style:text-properties officeooo:rsid="00243b54" officeooo:paragraph-rsid="00243b54"/>
    </style:style>
    <style:style style:name="P98" style:family="paragraph" style:parent-style-name="Preformatted_20_Text">
      <style:text-properties officeooo:paragraph-rsid="00243b54"/>
    </style:style>
    <style:style style:name="P99" style:family="paragraph" style:parent-style-name="Preformatted_20_Text">
      <style:text-properties officeooo:paragraph-rsid="002c4f99"/>
    </style:style>
    <style:style style:name="P100" style:family="paragraph" style:parent-style-name="Preformatted_20_Text">
      <style:text-properties officeooo:rsid="002e14a1" officeooo:paragraph-rsid="002e14a1"/>
    </style:style>
    <style:style style:name="P101" style:family="paragraph" style:parent-style-name="Preformatted_20_Text">
      <style:text-properties officeooo:paragraph-rsid="00364683"/>
    </style:style>
    <style:style style:name="P102" style:family="paragraph" style:parent-style-name="Preformatted_20_Text">
      <style:text-properties officeooo:paragraph-rsid="003647ba"/>
    </style:style>
    <style:style style:name="P103" style:family="paragraph" style:parent-style-name="Preformatted_20_Text">
      <style:text-properties officeooo:rsid="003bf461" officeooo:paragraph-rsid="003bf461"/>
    </style:style>
    <style:style style:name="P104" style:family="paragraph" style:parent-style-name="Preformatted_20_Text">
      <style:text-properties officeooo:rsid="003bf461" officeooo:paragraph-rsid="003e7e36"/>
    </style:style>
    <style:style style:name="P105" style:family="paragraph" style:parent-style-name="Preformatted_20_Text">
      <style:text-properties officeooo:rsid="003dbc03" officeooo:paragraph-rsid="003dbc03"/>
    </style:style>
    <style:style style:name="P106" style:family="paragraph" style:parent-style-name="Preformatted_20_Text">
      <style:text-properties officeooo:paragraph-rsid="0047ac84"/>
    </style:style>
    <style:style style:name="P107" style:family="paragraph" style:parent-style-name="Preformatted_20_Text">
      <style:text-properties officeooo:paragraph-rsid="0049007c"/>
    </style:style>
    <style:style style:name="P108" style:family="paragraph" style:parent-style-name="Preformatted_20_Text">
      <style:text-properties officeooo:paragraph-rsid="0054fc07"/>
    </style:style>
    <style:style style:name="P109" style:family="paragraph" style:parent-style-name="Preformatted_20_Text">
      <style:text-properties officeooo:rsid="0057f542" officeooo:paragraph-rsid="0057f542"/>
    </style:style>
    <style:style style:name="P110" style:family="paragraph" style:parent-style-name="Preformatted_20_Text">
      <style:text-properties officeooo:rsid="005f7e59" officeooo:paragraph-rsid="005f7e59"/>
    </style:style>
    <style:style style:name="P111" style:family="paragraph" style:parent-style-name="Preformatted_20_Text">
      <style:text-properties officeooo:paragraph-rsid="00624626"/>
    </style:style>
    <style:style style:name="P112" style:family="paragraph" style:parent-style-name="Preformatted_20_Text">
      <style:text-properties officeooo:rsid="00624626" officeooo:paragraph-rsid="00624626"/>
    </style:style>
    <style:style style:name="P113" style:family="paragraph" style:parent-style-name="Preformatted_20_Text">
      <style:text-properties officeooo:rsid="0064f28f" officeooo:paragraph-rsid="0064f28f"/>
    </style:style>
    <style:style style:name="P114" style:family="paragraph" style:parent-style-name="Preformatted_20_Text">
      <style:text-properties officeooo:paragraph-rsid="00653367"/>
    </style:style>
    <style:style style:name="P115" style:family="paragraph" style:parent-style-name="Preformatted_20_Text">
      <style:paragraph-properties fo:break-before="page"/>
    </style:style>
    <style:style style:name="P116" style:family="paragraph" style:parent-style-name="Text_20_body" style:list-style-name="L1">
      <style:text-properties officeooo:rsid="0019dbb5" officeooo:paragraph-rsid="0019dbb5"/>
    </style:style>
    <style:style style:name="P117" style:family="paragraph" style:parent-style-name="Text_20_body" style:list-style-name="L1">
      <style:text-properties officeooo:rsid="0019dbb5" officeooo:paragraph-rsid="0047ac84"/>
    </style:style>
    <style:style style:name="P118" style:family="paragraph" style:parent-style-name="Text_20_body" style:list-style-name="L2"/>
    <style:style style:name="P119" style:family="paragraph" style:parent-style-name="Text_20_body" style:list-style-name="L3">
      <style:text-properties officeooo:rsid="0020bc5b" officeooo:paragraph-rsid="0020bc5b"/>
    </style:style>
    <style:style style:name="P120" style:family="paragraph" style:parent-style-name="Text_20_body" style:list-style-name="L4">
      <style:text-properties officeooo:rsid="0024ae93" officeooo:paragraph-rsid="0024ae93"/>
    </style:style>
    <style:style style:name="P121" style:family="paragraph" style:parent-style-name="Text_20_body" style:list-style-name="L4">
      <style:text-properties officeooo:rsid="00255862" officeooo:paragraph-rsid="00255862"/>
    </style:style>
    <style:style style:name="P122" style:family="paragraph" style:parent-style-name="Text_20_body" style:list-style-name="L5">
      <style:text-properties officeooo:rsid="005d8af2" officeooo:paragraph-rsid="005d8af2"/>
    </style:style>
    <style:style style:name="P123" style:family="paragraph" style:parent-style-name="Text_20_body" style:list-style-name="L6">
      <style:text-properties style:font-name="Courier 10 Pitch" officeooo:rsid="005f7e59" officeooo:paragraph-rsid="005f7e59"/>
    </style:style>
    <style:style style:name="P124" style:family="paragraph" style:parent-style-name="Heading_20_3">
      <style:text-properties officeooo:paragraph-rsid="00243b54"/>
    </style:style>
    <style:style style:name="P125" style:family="paragraph" style:parent-style-name="Heading_20_3">
      <style:text-properties officeooo:rsid="0022d458" officeooo:paragraph-rsid="00243b54"/>
    </style:style>
    <style:style style:name="P126" style:family="paragraph" style:parent-style-name="Heading_20_3">
      <style:text-properties officeooo:paragraph-rsid="005a2e4b"/>
    </style:style>
    <style:style style:name="P127" style:family="paragraph" style:parent-style-name="Heading_20_1">
      <style:paragraph-properties fo:text-align="center" style:justify-single-word="false"/>
      <style:text-properties officeooo:rsid="0026e2f6" officeooo:paragraph-rsid="0026e2f6"/>
    </style:style>
    <style:style style:name="P128" style:family="paragraph" style:parent-style-name="Heading_20_1">
      <style:paragraph-properties fo:text-align="center" style:justify-single-word="false"/>
      <style:text-properties fo:font-size="22pt" officeooo:paragraph-rsid="0026e2f6" style:font-size-asian="22pt" style:font-size-complex="22pt"/>
    </style:style>
    <style:style style:name="P129" style:family="paragraph" style:parent-style-name="Preformatted_20_Text">
      <style:text-properties officeooo:rsid="0064f28f" officeooo:paragraph-rsid="0064f28f"/>
    </style:style>
    <style:style style:name="P130" style:family="paragraph" style:parent-style-name="Table_20_Contents">
      <style:text-properties officeooo:rsid="0068654a" officeooo:paragraph-rsid="0068654a"/>
    </style:style>
    <style:style style:name="P131" style:family="paragraph" style:parent-style-name="Table_20_Contents">
      <style:text-properties officeooo:rsid="00695bab" officeooo:paragraph-rsid="00695bab"/>
    </style:style>
    <style:style style:name="P132" style:family="paragraph" style:parent-style-name="Table_20_Contents">
      <style:text-properties officeooo:rsid="0014a8cc" officeooo:paragraph-rsid="004062d8"/>
    </style:style>
    <style:style style:name="P133" style:family="paragraph" style:parent-style-name="Table_20_Contents">
      <style:text-properties officeooo:rsid="00695c00" officeooo:paragraph-rsid="00695c00"/>
    </style:style>
    <style:style style:name="P134" style:family="paragraph" style:parent-style-name="Table_20_Contents">
      <style:text-properties officeooo:rsid="00734267" officeooo:paragraph-rsid="00734267"/>
    </style:style>
    <style:style style:name="P135" style:family="paragraph" style:parent-style-name="Table_20_Contents">
      <style:text-properties officeooo:rsid="007360fb" officeooo:paragraph-rsid="007360fb"/>
    </style:style>
    <style:style style:name="P136" style:family="paragraph" style:parent-style-name="Table_20_Contents">
      <style:text-properties officeooo:rsid="0074e2fb" officeooo:paragraph-rsid="0074e2fb"/>
    </style:style>
    <style:style style:name="T1" style:family="text">
      <style:text-properties officeooo:rsid="0012d5a3"/>
    </style:style>
    <style:style style:name="T2" style:family="text">
      <style:text-properties officeooo:rsid="00136ee8"/>
    </style:style>
    <style:style style:name="T3" style:family="text">
      <style:text-properties officeooo:rsid="0014500b"/>
    </style:style>
    <style:style style:name="T4" style:family="text">
      <style:text-properties style:font-name="Courier 10 Pitch"/>
    </style:style>
    <style:style style:name="T5" style:family="text">
      <style:text-properties style:font-name="Courier 10 Pitch" officeooo:rsid="00174eb9"/>
    </style:style>
    <style:style style:name="T6" style:family="text">
      <style:text-properties style:font-name="Courier 10 Pitch" officeooo:rsid="001f09a2"/>
    </style:style>
    <style:style style:name="T7" style:family="text">
      <style:text-properties style:font-name="Courier 10 Pitch" officeooo:rsid="0024ae93"/>
    </style:style>
    <style:style style:name="T8" style:family="text">
      <style:text-properties style:font-name="Courier 10 Pitch" officeooo:rsid="002e14a1"/>
    </style:style>
    <style:style style:name="T9" style:family="text">
      <style:text-properties style:font-name="Courier 10 Pitch" officeooo:rsid="0014500b"/>
    </style:style>
    <style:style style:name="T10" style:family="text">
      <style:text-properties style:font-name="Courier 10 Pitch" officeooo:rsid="0037e8b2"/>
    </style:style>
    <style:style style:name="T11" style:family="text">
      <style:text-properties style:font-name="Courier 10 Pitch" officeooo:rsid="00388cd4"/>
    </style:style>
    <style:style style:name="T12" style:family="text">
      <style:text-properties style:font-name="Courier 10 Pitch" officeooo:rsid="004b16f8"/>
    </style:style>
    <style:style style:name="T13" style:family="text">
      <style:text-properties style:font-name="Courier 10 Pitch" officeooo:rsid="0056533b"/>
    </style:style>
    <style:style style:name="T14" style:family="text">
      <style:text-properties style:font-name="Courier 10 Pitch" officeooo:rsid="00537291"/>
    </style:style>
    <style:style style:name="T15" style:family="text">
      <style:text-properties style:font-name="Courier 10 Pitch" fo:font-style="italic" style:font-style-asian="italic" style:font-style-complex="italic"/>
    </style:style>
    <style:style style:name="T16" style:family="text">
      <style:text-properties style:font-name="Courier 10 Pitch" officeooo:rsid="005d49f0"/>
    </style:style>
    <style:style style:name="T17" style:family="text">
      <style:text-properties style:font-name="Courier 10 Pitch" officeooo:rsid="005f7e59"/>
    </style:style>
    <style:style style:name="T18" style:family="text">
      <style:text-properties style:font-name="Courier 10 Pitch" officeooo:rsid="00624626"/>
    </style:style>
    <style:style style:name="T19" style:family="text">
      <style:text-properties style:font-name="Courier 10 Pitch" fo:font-style="normal" style:font-style-asian="normal" style:font-style-complex="normal"/>
    </style:style>
    <style:style style:name="T20" style:family="text">
      <style:text-properties officeooo:rsid="00165063"/>
    </style:style>
    <style:style style:name="T21" style:family="text">
      <style:text-properties officeooo:rsid="00174eb9"/>
    </style:style>
    <style:style style:name="T22" style:family="text">
      <style:text-properties officeooo:rsid="00175938"/>
    </style:style>
    <style:style style:name="T23" style:family="text">
      <style:text-properties officeooo:rsid="0018396e"/>
    </style:style>
    <style:style style:name="T24" style:family="text">
      <style:text-properties officeooo:rsid="0019dbb5"/>
    </style:style>
    <style:style style:name="T25" style:family="text">
      <style:text-properties fo:font-weight="bold" style:font-weight-asian="bold" style:font-weight-complex="bold"/>
    </style:style>
    <style:style style:name="T26" style:family="text">
      <style:text-properties fo:font-weight="bold" officeooo:rsid="003e7e36" style:font-weight-asian="bold" style:font-weight-complex="bold"/>
    </style:style>
    <style:style style:name="T27" style:family="text">
      <style:text-properties fo:font-weight="bold" officeooo:rsid="0057f542" style:font-weight-asian="bold" style:font-weight-complex="bold"/>
    </style:style>
    <style:style style:name="T28" style:family="text">
      <style:text-properties fo:font-weight="bold" officeooo:rsid="007892ee" style:font-weight-asian="bold" style:font-weight-complex="bold"/>
    </style:style>
    <style:style style:name="T29" style:family="text">
      <style:text-properties fo:font-weight="normal" style:font-weight-asian="normal" style:font-weight-complex="normal"/>
    </style:style>
    <style:style style:name="T30" style:family="text">
      <style:text-properties fo:font-weight="normal" officeooo:rsid="007892ee" style:font-weight-asian="normal" style:font-weight-complex="normal"/>
    </style:style>
    <style:style style:name="T31" style:family="text">
      <style:text-properties officeooo:rsid="001a2dcc"/>
    </style:style>
    <style:style style:name="T32" style:family="text">
      <style:text-properties officeooo:rsid="001dd7c0"/>
    </style:style>
    <style:style style:name="T33" style:family="text">
      <style:text-properties officeooo:rsid="001f09a2"/>
    </style:style>
    <style:style style:name="T34" style:family="text">
      <style:text-properties fo:font-variant="normal" fo:text-transform="none" fo:color="#000000" style:font-name="Liberation Serif" fo:font-size="12pt" fo:letter-spacing="normal" fo:font-style="normal" fo:font-weight="normal" style:font-size-asian="12pt" style:font-size-complex="12pt"/>
    </style:style>
    <style:style style:name="T35" style:family="text">
      <style:text-properties style:font-name="Liberation Serif" fo:font-size="12pt" style:font-size-asian="12pt" style:font-size-complex="12pt"/>
    </style:style>
    <style:style style:name="T36" style:family="text">
      <style:text-properties officeooo:rsid="0020bc5b"/>
    </style:style>
    <style:style style:name="T37" style:family="text">
      <style:text-properties officeooo:rsid="0022d458"/>
    </style:style>
    <style:style style:name="T38" style:family="text">
      <style:text-properties officeooo:rsid="00243b54"/>
    </style:style>
    <style:style style:name="T39" style:family="text">
      <style:text-properties officeooo:rsid="0024ae93"/>
    </style:style>
    <style:style style:name="T40" style:family="text">
      <style:text-properties officeooo:rsid="00255862"/>
    </style:style>
    <style:style style:name="T41" style:family="text">
      <style:text-properties officeooo:rsid="0026e2f6"/>
    </style:style>
    <style:style style:name="T42" style:family="text">
      <style:text-properties officeooo:rsid="002c4f99"/>
    </style:style>
    <style:style style:name="T43" style:family="text">
      <style:text-properties officeooo:rsid="002e14a1"/>
    </style:style>
    <style:style style:name="T44" style:family="text">
      <style:text-properties officeooo:rsid="002f8abd"/>
    </style:style>
    <style:style style:name="T45" style:family="text">
      <style:text-properties officeooo:rsid="00331bfa"/>
    </style:style>
    <style:style style:name="T46" style:family="text">
      <style:text-properties officeooo:rsid="00350038"/>
    </style:style>
    <style:style style:name="T47" style:family="text">
      <style:text-properties officeooo:rsid="00364683"/>
    </style:style>
    <style:style style:name="T48" style:family="text">
      <style:text-properties officeooo:rsid="003647ba"/>
    </style:style>
    <style:style style:name="T49" style:family="text">
      <style:text-properties officeooo:rsid="0036b278"/>
    </style:style>
    <style:style style:name="T50" style:family="text">
      <style:text-properties officeooo:rsid="0037e8b2"/>
    </style:style>
    <style:style style:name="T51" style:family="text">
      <style:text-properties officeooo:rsid="00388cd4"/>
    </style:style>
    <style:style style:name="T52" style:family="text">
      <style:text-properties officeooo:rsid="003dbc03"/>
    </style:style>
    <style:style style:name="T53" style:family="text">
      <style:text-properties officeooo:rsid="003e7e36"/>
    </style:style>
    <style:style style:name="T54" style:family="text">
      <style:text-properties officeooo:rsid="004062d8"/>
    </style:style>
    <style:style style:name="T55" style:family="text">
      <style:text-properties officeooo:rsid="0044b493"/>
    </style:style>
    <style:style style:name="T56" style:family="text">
      <style:text-properties officeooo:rsid="0045ccf0"/>
    </style:style>
    <style:style style:name="T57" style:family="text">
      <style:text-properties officeooo:rsid="0047ac84"/>
    </style:style>
    <style:style style:name="T58" style:family="text">
      <style:text-properties officeooo:rsid="0049007c"/>
    </style:style>
    <style:style style:name="T59" style:family="text">
      <style:text-properties fo:font-style="italic" style:font-style-asian="italic" style:font-style-complex="italic"/>
    </style:style>
    <style:style style:name="T60" style:family="text">
      <style:text-properties fo:font-style="italic" officeooo:rsid="004062d8" style:font-style-asian="italic" style:font-style-complex="italic"/>
    </style:style>
    <style:style style:name="T61" style:family="text">
      <style:text-properties fo:font-style="italic" officeooo:rsid="003e7e36" style:font-style-asian="italic" style:font-style-complex="italic"/>
    </style:style>
    <style:style style:name="T62" style:family="text">
      <style:text-properties fo:font-style="italic" officeooo:rsid="0049380a" style:font-style-asian="italic" style:font-style-complex="italic"/>
    </style:style>
    <style:style style:name="T63" style:family="text">
      <style:text-properties fo:font-style="italic" officeooo:rsid="00425d04" style:font-style-asian="italic" style:font-style-complex="italic"/>
    </style:style>
    <style:style style:name="T64" style:family="text">
      <style:text-properties fo:font-style="italic" officeooo:rsid="0045ccf0" style:font-style-asian="italic" style:font-style-complex="italic"/>
    </style:style>
    <style:style style:name="T65" style:family="text">
      <style:text-properties fo:font-style="italic" officeooo:rsid="004a459f" style:font-style-asian="italic" style:font-style-complex="italic"/>
    </style:style>
    <style:style style:name="T66" style:family="text">
      <style:text-properties fo:font-style="italic" officeooo:rsid="005a2e4b" style:font-style-asian="italic" style:font-style-complex="italic"/>
    </style:style>
    <style:style style:name="T67" style:family="text">
      <style:text-properties fo:font-style="italic" officeooo:rsid="005b8ca5" style:font-style-asian="italic" style:font-style-complex="italic"/>
    </style:style>
    <style:style style:name="T68" style:family="text">
      <style:text-properties style:text-position="sub 58%" fo:font-style="italic" style:font-style-asian="italic" style:font-style-complex="italic"/>
    </style:style>
    <style:style style:name="T69" style:family="text">
      <style:text-properties style:text-position="sub 58%" fo:font-style="italic" officeooo:rsid="0049380a" style:font-style-asian="italic" style:font-style-complex="italic"/>
    </style:style>
    <style:style style:name="T70" style:family="text">
      <style:text-properties style:text-position="sub 58%" fo:font-style="italic" officeooo:rsid="00425d04" style:font-style-asian="italic" style:font-style-complex="italic"/>
    </style:style>
    <style:style style:name="T71" style:family="text">
      <style:text-properties style:text-position="sub 58%" fo:font-style="italic" officeooo:rsid="004a459f" style:font-style-asian="italic" style:font-style-complex="italic"/>
    </style:style>
    <style:style style:name="T72" style:family="text">
      <style:text-properties officeooo:rsid="0049380a"/>
    </style:style>
    <style:style style:name="T73" style:family="text">
      <style:text-properties officeooo:rsid="004a459f"/>
    </style:style>
    <style:style style:name="T74" style:family="text">
      <style:text-properties officeooo:rsid="0042d3c9"/>
    </style:style>
    <style:style style:name="T75" style:family="text">
      <style:text-properties officeooo:rsid="004b16f8"/>
    </style:style>
    <style:style style:name="T76" style:family="text">
      <style:text-properties officeooo:rsid="004cccee"/>
    </style:style>
    <style:style style:name="T77" style:family="text">
      <style:text-properties officeooo:rsid="00512b60"/>
    </style:style>
    <style:style style:name="T78" style:family="text">
      <style:text-properties officeooo:rsid="0051f0f7"/>
    </style:style>
    <style:style style:name="T79" style:family="text">
      <style:text-properties officeooo:rsid="00537291"/>
    </style:style>
    <style:style style:name="T80" style:family="text">
      <style:text-properties officeooo:rsid="0054fc07"/>
    </style:style>
    <style:style style:name="T81" style:family="text">
      <style:text-properties officeooo:rsid="0056533b"/>
    </style:style>
    <style:style style:name="T82" style:family="text">
      <style:text-properties officeooo:rsid="0058549e"/>
    </style:style>
    <style:style style:name="T83" style:family="text">
      <style:text-properties officeooo:rsid="00592263"/>
    </style:style>
    <style:style style:name="T84" style:family="text">
      <style:text-properties officeooo:rsid="005a2e4b"/>
    </style:style>
    <style:style style:name="T85" style:family="text">
      <style:text-properties officeooo:rsid="005b8ca5"/>
    </style:style>
    <style:style style:name="T86" style:family="text">
      <style:text-properties officeooo:rsid="005d49f0"/>
    </style:style>
    <style:style style:name="T87" style:family="text">
      <style:text-properties officeooo:rsid="005d8af2"/>
    </style:style>
    <style:style style:name="T88" style:family="text">
      <style:text-properties officeooo:rsid="005f7e59"/>
    </style:style>
    <style:style style:name="T89" style:family="text">
      <style:text-properties officeooo:rsid="0060ce75"/>
    </style:style>
    <style:style style:name="T90" style:family="text">
      <style:text-properties officeooo:rsid="0061ef81"/>
    </style:style>
    <style:style style:name="T91" style:family="text">
      <style:text-properties officeooo:rsid="00624626"/>
    </style:style>
    <style:style style:name="T92" style:family="text">
      <style:text-properties officeooo:rsid="0063f475"/>
    </style:style>
    <style:style style:name="T93" style:family="text">
      <style:text-properties officeooo:rsid="0064f28f"/>
    </style:style>
    <style:style style:name="T94" style:family="text">
      <style:text-properties officeooo:rsid="00653367"/>
    </style:style>
    <style:style style:name="T95" style:family="text">
      <style:text-properties fo:font-style="normal" style:font-style-asian="normal" style:font-style-complex="normal"/>
    </style:style>
    <style:style style:name="T96" style:family="text">
      <style:text-properties fo:font-style="normal" officeooo:rsid="006560be" style:font-style-asian="normal" style:font-style-complex="normal"/>
    </style:style>
    <style:style style:name="T97" style:family="text">
      <style:text-properties officeooo:rsid="006560be"/>
    </style:style>
    <style:style style:name="T98" style:family="text">
      <style:text-properties officeooo:rsid="00660829"/>
    </style:style>
    <style:style style:name="T99" style:family="text">
      <style:text-properties officeooo:rsid="00670080"/>
    </style:style>
    <style:style style:name="T100" style:family="text">
      <style:text-properties officeooo:rsid="0068654a"/>
    </style:style>
    <style:style style:name="T101" style:family="text">
      <style:text-properties style:text-position="super 58%" fo:font-style="italic" style:font-style-asian="italic" style:font-style-complex="italic"/>
    </style:style>
    <style:style style:name="T102" style:family="text">
      <style:text-properties officeooo:rsid="00787ca4"/>
    </style:style>
    <style:style style:name="T103" style:family="text">
      <style:text-properties officeooo:rsid="007892e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7" text:outline-level="1">A Short Introduction to the Basics of</text:h>
      <text:h text:style-name="P128" text:outline-level="1">JudoShiai <text:span text:style-name="T41">Lisp</text:span></text:h>
      <text:p text:style-name="P2"/>
      <text:p text:style-name="P30">JudoShiai Lisp is a small subset of real <text:span text:style-name="T92">Lisp </text:span>implementations. It is intended to be used by <text:span text:style-name="T1">the </text:span>SVG functionality. <text:span text:style-name="T1">Reader is expected to have some knowledge about Lisp to understand this paper.</text:span></text:p>
      <text:h text:style-name="Heading_20_2" text:outline-level="2">Introduction</text:h>
      <text:p text:style-name="Text_20_body"><text:span text:style-name="T2">There are</text:span> many ways to express the same thing, like competitor’s points. For example, if competitor has lost you may not want to display “0” but text “LOSS”. Or if there is hikiwake you may want to show text “DRAW”. <text:span text:style-name="T2">JudoShiai is quite flexible, but there are limits what can be done. JudoShiai Lisp introduces some extra help.</text:span></text:p>
      <text:p text:style-name="P3">Example: You want to show text “LOSS” if competitor has lost. Now you can do that by writing to SVG <text:span text:style-name="T39">file </text:span>text</text:p>
      <text:p text:style-name="Preformatted_20_Text">%m23p1-1==0'LOSS'</text:p>
      <text:p text:style-name="P3">Here</text:p>
      <table:table table:name="Table1" table:style-name="Table1">
        <table:table-column table:style-name="Table1.A"/>
        <table:table-column table:style-name="Table1.B"/>
        <table:table-row>
          <table:table-cell table:style-name="Table1.A1" office:value-type="string">
            <text:p text:style-name="Table_20_Contents">%<text:span text:style-name="T2">m</text:span></text:p>
          </table:table-cell>
          <table:table-cell table:style-name="Table1.B1" office:value-type="string">
            <text:p text:style-name="P54">Match related text</text:p>
          </table:table-cell>
        </table:table-row>
        <table:table-row>
          <table:table-cell table:style-name="Table1.A2" office:value-type="string">
            <text:p text:style-name="P54">23</text:p>
          </table:table-cell>
          <table:table-cell table:style-name="Table1.B2" office:value-type="string">
            <text:p text:style-name="P54">Match number</text:p>
          </table:table-cell>
        </table:table-row>
        <table:table-row>
          <table:table-cell table:style-name="Table1.A2" office:value-type="string">
            <text:p text:style-name="P54">p</text:p>
          </table:table-cell>
          <table:table-cell table:style-name="Table1.B2" office:value-type="string">
            <text:p text:style-name="P54">Points</text:p>
          </table:table-cell>
        </table:table-row>
        <table:table-row>
          <table:table-cell table:style-name="Table1.A2" office:value-type="string">
            <text:p text:style-name="P54">1</text:p>
          </table:table-cell>
          <table:table-cell table:style-name="Table1.B2" office:value-type="string">
            <text:p text:style-name="P54">1 = white, 2 = blue competitor</text:p>
          </table:table-cell>
        </table:table-row>
        <table:table-row>
          <table:table-cell table:style-name="Table1.A2" office:value-type="string">
            <text:p text:style-name="Table_20_Contents">-<text:span text:style-name="T2">1==0’LOSS’</text:span></text:p>
          </table:table-cell>
          <table:table-cell table:style-name="Table1.B2" office:value-type="string">
            <text:p text:style-name="P54">Print LOSS if points are 0</text:p>
          </table:table-cell>
        </table:table-row>
      </table:table>
      <text:p text:style-name="P3"/>
      <text:p text:style-name="P5">What if that is not enough? How to print DRAW in case of hikiwake and still print LOSS? Perhaps you want to have text IPPON flashing red? That is possible by using Lisp. The SVG text above is replaced by %, a Lisp expression, <text:span text:style-name="T77">and match identification</text:span>:</text:p>
      <text:p text:style-name="P106">%<text:span text:style-name="T76">(pts 1)m23</text:span></text:p>
      <text:p text:style-name="P4">Lisp code in the example is</text:p>
      <text:p text:style-name="Preformatted_20_Text">(pts 1)</text:p>
      <text:p text:style-name="P4">m23 <text:span text:style-name="T45">sets global Lisp variables to values related to match #23</text:span>.</text:p>
      <text:p text:style-name="P35"><text:span text:style-name="T3">You have defined function </text:span><text:span text:style-name="T9">pts</text:span><text:span text:style-name="T3"> that can write anything on the SVG sheet.</text:span></text:p>
      <text:p text:style-name="P6">Lisp files are in the same directory as SVG files. JudoShiai first reads all the SVG files and then tries to find files with suffix <text:span text:style-name="T4">.</text:span><text:span text:style-name="T7">l</text:span><text:span text:style-name="T4">isp</text:span>. One file should be enough; unnecessary extra files use memory and slow <text:span text:style-name="T20">down</text:span> operations.</text:p>
      <text:h text:style-name="Heading_20_2" text:outline-level="2"><text:soft-page-break/>JudoShiai Lisp</text:h>
      <text:p text:style-name="P7">JudoShiai Lisp is a subset of complete implementations. <text:span text:style-name="T23">Next we go through the basic usage and features that should be enough to write simple code.</text:span></text:p>
      <text:p text:style-name="P14">Lisp expressions are called symbolic expressions or s-expressions. The s-expressions are composed of three valid objects, atoms, lists and strings. Any s-expression is a valid program. Example code writes sum of three numbers:</text:p>
      <text:p text:style-name="Preformatted_20_Text">(write (+ 7 9 11))</text:p>
      <text:p text:style-name="P14">Lisp uses prefix notation. In the above program the + symbol works as the function name for the process of summation of the numbers. Calculation 1 + 2*3 in Lisp:</text:p>
      <text:p text:style-name="Preformatted_20_Text">(+ 1 (* 2 3))</text:p>
      <text:p text:style-name="P15">To write text and other expressions:</text:p>
      <text:p text:style-name="P106">(write <text:span text:style-name="T57">"</text:span>Square of <text:span text:style-name="T57">"</text:span> x <text:span text:style-name="T57">"</text:span> is <text:span text:style-name="T57">"</text:span> (* x x))</text:p>
      <text:h text:style-name="Heading_20_3" text:outline-level="3">Basic Building Blocks</text:h>
      <text:p text:style-name="P15">Lisp programs are made up of three basic building blocks: </text:p>
      <text:list xml:id="list1657924031409473713" text:style-name="L1">
        <text:list-item>
          <text:p text:style-name="P116"><text:span text:style-name="T29">An</text:span><text:span text:style-name="T25"> atom</text:span> is a number <text:span text:style-name="T100">(an integer or a double precision floating point)</text:span> or string of contiguous characters. It includes numbers and special characters.</text:p>
          <text:list>
            <text:list-item>
              <text:p text:style-name="P116">Hello, *xyz#, 12345, <text:span text:style-name="T100">3.14159265</text:span></text:p>
            </text:list-item>
          </text:list>
        </text:list-item>
        <text:list-item>
          <text:p text:style-name="P116">A <text:span text:style-name="T25">list</text:span> is a sequence of atoms and/or other lists enclosed in parentheses.</text:p>
          <text:list>
            <text:list-item>
              <text:p text:style-name="P116">(a (b c) 5)</text:p>
            </text:list-item>
          </text:list>
        </text:list-item>
        <text:list-item>
          <text:p text:style-name="P116">A <text:span text:style-name="T25">string</text:span> is a group of characters enclosed in double quotation marks.</text:p>
          <text:list>
            <text:list-item>
              <text:p text:style-name="P117"><text:span text:style-name="T57">"</text:span>Hello world!<text:span text:style-name="T57">"</text:span></text:p>
            </text:list-item>
          </text:list>
        </text:list-item>
      </text:list>
      <text:h text:style-name="P124" text:outline-level="3">Comments</text:h>
      <text:p text:style-name="P16">The semicolon symbol (;) is used for indicating a comment line.</text:p>
      <text:p text:style-name="P98">(write "Hello World") ; greet the world</text:p>
      <text:p text:style-name="P98">;; <text:span text:style-name="T24">Top level comment starts with two semicolons by convention.</text:span></text:p>
      <text:h text:style-name="P125" text:outline-level="3">Lists</text:h>
      <text:p text:style-name="P29">Lists are single linked lists. <text:span text:style-name="T38">L</text:span>ists are constructed as a chain of a simple record structure named <text:span text:style-name="T25">cons</text:span> linked together. A cons contains two components called the <text:span text:style-name="T25">car</text:span> and the <text:span text:style-name="T25">cdr</text:span>.</text:p>
      <text:p text:style-name="P29">The <text:span text:style-name="T25">cons</text:span> function takes two arguments and returns a new cons cell containing the two values. These values can be references to any kind of object. If the second value is not nil, or another cons cell, then the values are printed as a dotted pair enclosed by parentheses.</text:p>
      <text:p text:style-name="P29">The two values in a cons cell are called the <text:span text:style-name="T25">car</text:span> and the <text:span text:style-name="T25">cdr</text:span>. The <text:span text:style-name="T25">car </text:span><text:span text:style-name="T30">(or</text:span><text:span text:style-name="T28"> first</text:span><text:span text:style-name="T30">)</text:span> function is used to access the first value and the <text:span text:style-name="T25">cdr</text:span> <text:span text:style-name="T103">(or </text:span><text:span text:style-name="T28">rest</text:span><text:span text:style-name="T103">) </text:span>function is used to access the second value.</text:p>
      <text:p text:style-name="Preformatted_20_Text"><text:soft-page-break/>(write (cons 1 2)) <text:tab/><text:tab/><text:tab/><text:tab/><text:tab/>; writes (1 . 2)</text:p>
      <text:p text:style-name="P96">(write (cons ‘a ‘b)) <text:tab/><text:tab/><text:tab/><text:tab/><text:tab/>; writes (a . b)</text:p>
      <text:p text:style-name="P96">(write (cons 1 ())<text:tab/><text:tab/><text:tab/><text:tab/><text:tab/>; writes (1)</text:p>
      <text:p text:style-name="P96">(write (cons 1 (cons 2 nil)))<text:tab/><text:tab/><text:tab/><text:tab/>; writes (1 2)</text:p>
      <text:p text:style-name="P97">(write (cons 1 (cons 2 (cons 3 nil))))<text:tab/><text:tab/>; writes (1 2 3)</text:p>
      <text:p text:style-name="P97">(write (<text:span text:style-name="T103">first</text:span> (cons 1 (cons 2 (cons 3 nil)))))<text:tab/>; writes 1</text:p>
      <text:p text:style-name="P97">(write (<text:span text:style-name="T103">rest</text:span> (cons 1 (cons 2 (cons 3 nil)))))<text:tab/>; writes (2 3)</text:p>
      <text:h text:style-name="Heading_20_3" text:outline-level="3">Use of Single Quotation Mark</text:h>
      <text:p text:style-name="P15">Lisp evaluates everything including the function arguments and list members. At times, we need to take atoms or lists literally and don't want them evaluated or treated as function calls. To do this, we need to precede the atom or the list with a single quotation mark.</text:p>
      <text:p text:style-name="Preformatted_20_Text">(write (+ 1 2)) ; this will print 3</text:p>
      <text:p text:style-name="P106">(write <text:span text:style-name="T57">'</text:span>(+ 1 2)) ; this will print (+ 1 2)</text:p>
      <text:h text:style-name="Heading_20_3" text:outline-level="3">Defining a Macro</text:h>
      <text:p text:style-name="P17">A named macro is defined using defmacro. Syntax for defining a macro is:</text:p>
      <text:p text:style-name="Preformatted_20_Text">(defmacro macro-name (parameter-list) body-form<text:span text:style-name="T31">)</text:span></text:p>
      <text:p text:style-name="P19">The following example writes the first member of a list added by 10:</text:p>
      <text:p text:style-name="P93">(defmacro print-1<text:span text:style-name="T32">st</text:span> (expr . <text:span text:style-name="T32">r</text:span>est)</text:p>
      <text:p text:style-name="P93"><text:s text:c="4"/>(+ (car <text:span text:style-name="T32">expr</text:span>) 10))</text:p>
      <text:p text:style-name="P93">(write (<text:span text:style-name="T32">print-1st</text:span> 1 2 3)) ; <text:span text:style-name="T32">writes 11</text:span></text:p>
      <text:p text:style-name="Text_20_body"/>
      <text:p text:style-name="P93">(defmacro print-<text:span text:style-name="T32">2nd</text:span> (expr . <text:span text:style-name="T32">r</text:span>est)</text:p>
      <text:p text:style-name="P93"><text:s text:c="4"/>(+ (car <text:span text:style-name="T32">rest</text:span>) 10))</text:p>
      <text:p text:style-name="P93">(write (<text:span text:style-name="T32">print-2nd</text:span> 1 2 3)) ; <text:span text:style-name="T32">writes 12</text:span></text:p>
      <text:p text:style-name="P19">In the previous example <text:span text:style-name="T4">expr</text:span> will have value 1 and rest is a list <text:span text:style-name="T4">(2 3)</text:span>. <text:span text:style-name="T33">Thus </text:span><text:span text:style-name="T6">(car rest)</text:span><text:span text:style-name="T33"> has value 2.</text:span></text:p>
      <text:h text:style-name="Heading_20_3" text:outline-level="3">Global Variables</text:h>
      <text:p text:style-name="P18">Global variables have permanent values throughout the Lisp system and remain in effect until a new value is specified. Global variables are generally declared using the define construct.</text:p>
      <text:p text:style-name="Preformatted_20_Text">(define a 7)</text:p>
      <text:p text:style-name="Preformatted_20_Text">(write a) ; writes 7</text:p>
      <text:p text:style-name="P18">Change the value using setq:</text:p>
      <text:p text:style-name="Preformatted_20_Text">(setq a 42)</text:p>
      <text:h text:style-name="Heading_20_3" text:outline-level="3">Global variables defined b<text:span text:style-name="T45">y</text:span> JudoShiai</text:h>
      <text:p text:style-name="P36">You use <text:span text:style-name="T4">define</text:span> to create global variables. However, there are some predefined <text:span text:style-name="T84">read-only </text:span>objects that you can use after their values are set. To set match related variables call your Lisp function from a<text:span text:style-name="T47">n</text:span> SVG page like this:</text:p>
      <text:p text:style-name="P107">%(pts 1 “some text”)<text:span text:style-name="T76">m23</text:span></text:p>
      <text:p text:style-name="P36"><text:soft-page-break/>m23 sets the following global predefined <text:span text:style-name="T84">read-only </text:span>variables <text:span text:style-name="T47">for the match #23</text:span> (note: <text:span text:style-name="T47">JudoShiai </text:span>variable name<text:span text:style-name="T47">s</text:span> start with %) <text:span text:style-name="T79">before calling function </text:span><text:span text:style-name="T14">pts</text:span>:</text:p>
      <table:table table:name="Table7" table:style-name="Table7">
        <table:table-column table:style-name="Table7.A"/>
        <table:table-column table:style-name="Table7.B"/>
        <table:table-row>
          <table:table-cell table:style-name="Table7.A1" office:value-type="string">
            <text:p text:style-name="Table_20_Contents">%<text:span text:style-name="T45">category</text:span></text:p>
          </table:table-cell>
          <table:table-cell table:style-name="Table7.B1" office:value-type="string">
            <text:p text:style-name="P70">Number of the category. This has not much use <text:span text:style-name="T76">except in SQL command.</text:span></text:p>
          </table:table-cell>
        </table:table-row>
        <table:table-row>
          <table:table-cell table:style-name="Table7.A2" office:value-type="string">
            <text:p text:style-name="Table_20_Contents">%<text:span text:style-name="T45">number</text:span></text:p>
          </table:table-cell>
          <table:table-cell table:style-name="Table7.B2" office:value-type="string">
            <text:p text:style-name="P70">Number of the match.</text:p>
          </table:table-cell>
        </table:table-row>
        <table:table-row>
          <table:table-cell table:style-name="Table7.A2" office:value-type="string">
            <text:p text:style-name="Table_20_Contents">%<text:span text:style-name="T45">comp_1</text:span></text:p>
          </table:table-cell>
          <table:table-cell table:style-name="Table7.B2" office:value-type="string">
            <text:p text:style-name="P70">Internal index of the white competitor.</text:p>
          </table:table-cell>
        </table:table-row>
        <table:table-row>
          <table:table-cell table:style-name="Table7.A2" office:value-type="string">
            <text:p text:style-name="Table_20_Contents">%<text:span text:style-name="T45">comp_2</text:span></text:p>
          </table:table-cell>
          <table:table-cell table:style-name="Table7.B2" office:value-type="string">
            <text:p text:style-name="P70">Blue competitor. Indexes have not much use <text:span text:style-name="T76">except in SQL commands.</text:span></text:p>
          </table:table-cell>
        </table:table-row>
        <table:table-row>
          <table:table-cell table:style-name="Table7.A2" office:value-type="string">
            <text:p text:style-name="Table_20_Contents">%<text:span text:style-name="T45">score_1</text:span></text:p>
          </table:table-cell>
          <table:table-cell table:style-name="Table7.B2" office:value-type="string">
            <text:p text:style-name="P70">White competitor’s scores (ippons, waza-aris, shidos)</text:p>
          </table:table-cell>
        </table:table-row>
        <table:table-row>
          <table:table-cell table:style-name="Table7.A2" office:value-type="string">
            <text:p text:style-name="Table_20_Contents">%<text:span text:style-name="T45">score_2</text:span></text:p>
          </table:table-cell>
          <table:table-cell table:style-name="Table7.B2" office:value-type="string">
            <text:p text:style-name="P70">Scores for <text:span text:style-name="T47">the </text:span>blue competitor.</text:p>
          </table:table-cell>
        </table:table-row>
        <table:table-row>
          <table:table-cell table:style-name="Table7.A2" office:value-type="string">
            <text:p text:style-name="Table_20_Contents">%<text:span text:style-name="T45">points_1</text:span></text:p>
          </table:table-cell>
          <table:table-cell table:style-name="Table7.B2" office:value-type="string">
            <text:p text:style-name="P70">Value of the win for <text:span text:style-name="T47">the </text:span>white (ippon = 10 points).</text:p>
          </table:table-cell>
        </table:table-row>
        <table:table-row>
          <table:table-cell table:style-name="Table7.A2" office:value-type="string">
            <text:p text:style-name="Table_20_Contents">%<text:span text:style-name="T45">points_2</text:span></text:p>
          </table:table-cell>
          <table:table-cell table:style-name="Table7.B2" office:value-type="string">
            <text:p text:style-name="P70">Blue competitor’s winning points.</text:p>
          </table:table-cell>
        </table:table-row>
        <table:table-row>
          <table:table-cell table:style-name="Table7.A2" office:value-type="string">
            <text:p text:style-name="Table_20_Contents">%<text:span text:style-name="T45">match_time</text:span></text:p>
          </table:table-cell>
          <table:table-cell table:style-name="Table7.B2" office:value-type="string">
            <text:p text:style-name="P70">Match time in seconds.</text:p>
          </table:table-cell>
        </table:table-row>
        <table:table-row>
          <table:table-cell table:style-name="Table7.A2" office:value-type="string">
            <text:p text:style-name="Table_20_Contents">%<text:span text:style-name="T45">comment</text:span></text:p>
          </table:table-cell>
          <table:table-cell table:style-name="Table7.B2" office:value-type="string">
            <text:p text:style-name="P70">Match is forced to be next or preparing or delayed.</text:p>
          </table:table-cell>
        </table:table-row>
        <table:table-row>
          <table:table-cell table:style-name="Table7.A2" office:value-type="string">
            <text:p text:style-name="Table_20_Contents">%<text:span text:style-name="T45">tatami</text:span></text:p>
          </table:table-cell>
          <table:table-cell table:style-name="Table7.B2" office:value-type="string">
            <text:p text:style-name="P70">Default contest area for the match.</text:p>
          </table:table-cell>
        </table:table-row>
        <table:table-row>
          <table:table-cell table:style-name="Table7.A2" office:value-type="string">
            <text:p text:style-name="Table_20_Contents">%<text:span text:style-name="T45">group</text:span></text:p>
          </table:table-cell>
          <table:table-cell table:style-name="Table7.B2" office:value-type="string">
            <text:p text:style-name="P70">Group number category belongs to.</text:p>
          </table:table-cell>
        </table:table-row>
        <table:table-row>
          <table:table-cell table:style-name="Table7.A2" office:value-type="string">
            <text:p text:style-name="Table_20_Contents">%<text:span text:style-name="T45">flags</text:span></text:p>
          </table:table-cell>
          <table:table-cell table:style-name="Table7.B2" office:value-type="string">
            <text:p text:style-name="P70">Misc. flags.</text:p>
          </table:table-cell>
        </table:table-row>
        <table:table-row>
          <table:table-cell table:style-name="Table7.A2" office:value-type="string">
            <text:p text:style-name="Table_20_Contents">%<text:span text:style-name="T46">forcedtatami</text:span></text:p>
          </table:table-cell>
          <table:table-cell table:style-name="Table7.B2" office:value-type="string">
            <text:p text:style-name="P71">Contest area where fight has been moved <text:span text:style-name="T47">manually</text:span>.</text:p>
          </table:table-cell>
        </table:table-row>
        <table:table-row>
          <table:table-cell table:style-name="Table7.A2" office:value-type="string">
            <text:p text:style-name="Table_20_Contents">%<text:span text:style-name="T46">forcednumber</text:span></text:p>
          </table:table-cell>
          <table:table-cell table:style-name="Table7.B2" office:value-type="string">
            <text:p text:style-name="P71">Number of the fight, if moved manually.</text:p>
          </table:table-cell>
        </table:table-row>
        <table:table-row>
          <table:table-cell table:style-name="Table7.A2" office:value-type="string">
            <text:p text:style-name="Table_20_Contents">%<text:span text:style-name="T46">date</text:span></text:p>
          </table:table-cell>
          <table:table-cell table:style-name="Table7.B2" office:value-type="string">
            <text:p text:style-name="P71">Date information of the match as seconds since the Epoch.</text:p>
          </table:table-cell>
        </table:table-row>
        <table:table-row>
          <table:table-cell table:style-name="Table7.A2" office:value-type="string">
            <text:p text:style-name="Table_20_Contents">%<text:span text:style-name="T46">legend</text:span></text:p>
          </table:table-cell>
          <table:table-cell table:style-name="Table7.B2" office:value-type="string">
            <text:p text:style-name="P71">Legend for the match.</text:p>
          </table:table-cell>
        </table:table-row>
        <table:table-row>
          <table:table-cell table:style-name="Table7.A2" office:value-type="string">
            <text:p text:style-name="Table_20_Contents">%<text:span text:style-name="T46">roundnum</text:span></text:p>
          </table:table-cell>
          <table:table-cell table:style-name="Table7.B2" office:value-type="string">
            <text:p text:style-name="P71">Round number of the match (first round, repechage, etc).</text:p>
          </table:table-cell>
        </table:table-row>
      </table:table>
      <text:p text:style-name="P36"/>
      <text:p text:style-name="P41">To set competitor related variables call your Lisp function like this:</text:p>
      <text:p text:style-name="P108">%(<text:span text:style-name="T80">print-name</text:span>)<text:span text:style-name="T76">m23-1</text:span></text:p>
      <text:p text:style-name="P41">This will first set white competitor’s name and other data to global variables and then call your Lisp function (print-name). T<text:span text:style-name="T47">he following competitor’s variables are set:</text:span></text:p>
      <table:table table:name="Table8" table:style-name="Table8">
        <table:table-column table:style-name="Table8.A"/>
        <table:table-column table:style-name="Table8.B"/>
        <table:table-row>
          <table:table-cell table:style-name="Table8.A1" office:value-type="string">
            <text:p text:style-name="Table_20_Contents">%<text:span text:style-name="T47">first</text:span></text:p>
          </table:table-cell>
          <table:table-cell table:style-name="Table8.B1" office:value-type="string">
            <text:p text:style-name="P72">First name.</text:p>
          </table:table-cell>
        </table:table-row>
        <table:table-row>
          <table:table-cell table:style-name="Table8.A2" office:value-type="string">
            <text:p text:style-name="Table_20_Contents">%<text:span text:style-name="T47">last</text:span></text:p>
          </table:table-cell>
          <table:table-cell table:style-name="Table8.B2" office:value-type="string">
            <text:p text:style-name="P72">Last name.</text:p>
          </table:table-cell>
        </table:table-row>
        <table:table-row>
          <table:table-cell table:style-name="Table8.A2" office:value-type="string">
            <text:p text:style-name="Table_20_Contents">%<text:span text:style-name="T47">club</text:span></text:p>
          </table:table-cell>
          <table:table-cell table:style-name="Table8.B2" office:value-type="string">
            <text:p text:style-name="P72">Club.</text:p>
          </table:table-cell>
        </table:table-row>
        <table:table-row>
          <table:table-cell table:style-name="Table8.A2" office:value-type="string">
            <text:p text:style-name="Table_20_Contents">%<text:span text:style-name="T47">country</text:span></text:p>
          </table:table-cell>
          <table:table-cell table:style-name="Table8.B2" office:value-type="string">
            <text:p text:style-name="P72">Country.</text:p>
          </table:table-cell>
        </table:table-row>
        <table:table-row>
          <table:table-cell table:style-name="Table8.A2" office:value-type="string">
            <text:p text:style-name="Table_20_Contents">%<text:span text:style-name="T81">comment</text:span></text:p>
          </table:table-cell>
          <table:table-cell table:style-name="Table8.B2" office:value-type="string">
            <text:p text:style-name="P86">Comment text.</text:p>
          </table:table-cell>
        </table:table-row>
        <table:table-row>
          <table:table-cell table:style-name="Table8.A2" office:value-type="string">
            <text:p text:style-name="Table_20_Contents">%<text:span text:style-name="T81">compid</text:span></text:p>
          </table:table-cell>
          <table:table-cell table:style-name="Table8.B2" office:value-type="string">
            <text:p text:style-name="P86">Competitor’s ID.</text:p>
          </table:table-cell>
        </table:table-row>
        <table:table-row>
          <table:table-cell table:style-name="Table8.A2" office:value-type="string">
            <text:p text:style-name="Table_20_Contents">%<text:span text:style-name="T81">coachid</text:span></text:p>
          </table:table-cell>
          <table:table-cell table:style-name="Table8.B2" office:value-type="string">
            <text:p text:style-name="P86">Competitor’s coach ID.</text:p>
          </table:table-cell>
        </table:table-row>
        <table:table-row>
          <table:table-cell table:style-name="Table8.A2" office:value-type="string">
            <text:p text:style-name="Table_20_Contents">%<text:span text:style-name="T81">compix</text:span></text:p>
          </table:table-cell>
          <table:table-cell table:style-name="Table8.B2" office:value-type="string">
            <text:p text:style-name="P86">Internal index. Used with SQL commands.</text:p>
          </table:table-cell>
        </table:table-row>
        <table:table-row>
          <table:table-cell table:style-name="Table8.A2" office:value-type="string">
            <text:p text:style-name="Table_20_Contents">%<text:span text:style-name="T81">birthyear</text:span></text:p>
          </table:table-cell>
          <table:table-cell table:style-name="Table8.B2" office:value-type="string">
            <text:p text:style-name="P86">Year of birth.</text:p>
          </table:table-cell>
        </table:table-row>
        <table:table-row>
          <table:table-cell table:style-name="Table8.A2" office:value-type="string">
            <text:p text:style-name="Table_20_Contents">%<text:span text:style-name="T82">grade</text:span></text:p>
          </table:table-cell>
          <table:table-cell table:style-name="Table8.B2" office:value-type="string">
            <text:p text:style-name="P86">Grade as an integer. <text:span text:style-name="T83">Default: 0 = unknown, 1 = 6. kyu, 2 = 5. kyu, … 7 = </text:span><text:soft-page-break/><text:span text:style-name="T83">1. dan, 8 = 2. dan, ...</text:span></text:p>
          </table:table-cell>
        </table:table-row>
        <table:table-row>
          <table:table-cell table:style-name="Table8.A2" office:value-type="string">
            <text:p text:style-name="Table_20_Contents">%<text:span text:style-name="T81">regcategory</text:span></text:p>
          </table:table-cell>
          <table:table-cell table:style-name="Table8.B2" office:value-type="string">
            <text:p text:style-name="P86">Registered category.</text:p>
          </table:table-cell>
        </table:table-row>
        <table:table-row>
          <table:table-cell table:style-name="Table8.A2" office:value-type="string">
            <text:p text:style-name="Table_20_Contents">%<text:span text:style-name="T81">category</text:span></text:p>
          </table:table-cell>
          <table:table-cell table:style-name="Table8.B2" office:value-type="string">
            <text:p text:style-name="P86">Real category.</text:p>
          </table:table-cell>
        </table:table-row>
        <table:table-row>
          <table:table-cell table:style-name="Table8.A2" office:value-type="string">
            <text:p text:style-name="Table_20_Contents">%<text:span text:style-name="T81">weight</text:span></text:p>
          </table:table-cell>
          <table:table-cell table:style-name="Table8.B2" office:value-type="string">
            <text:p text:style-name="P86">Weight in grams.</text:p>
          </table:table-cell>
        </table:table-row>
        <table:table-row>
          <table:table-cell table:style-name="Table8.A2" office:value-type="string">
            <text:p text:style-name="Table_20_Contents">%<text:span text:style-name="T81">seeding</text:span></text:p>
          </table:table-cell>
          <table:table-cell table:style-name="Table8.B2" office:value-type="string">
            <text:p text:style-name="P86">Seeding 1-8.</text:p>
          </table:table-cell>
        </table:table-row>
        <table:table-row>
          <table:table-cell table:style-name="Table8.A2" office:value-type="string">
            <text:p text:style-name="Table_20_Contents">%<text:span text:style-name="T81">clubseeding</text:span></text:p>
          </table:table-cell>
          <table:table-cell table:style-name="Table8.B2" office:value-type="string">
            <text:p text:style-name="P86">Clubseeding.</text:p>
          </table:table-cell>
        </table:table-row>
        <table:table-row>
          <table:table-cell table:style-name="Table8.A2" office:value-type="string">
            <text:p text:style-name="Table_20_Contents">%<text:span text:style-name="T81">gender</text:span></text:p>
          </table:table-cell>
          <table:table-cell table:style-name="Table8.B2" office:value-type="string">
            <text:p text:style-name="P86">Gender. Male = 1, female = 2.</text:p>
          </table:table-cell>
        </table:table-row>
      </table:table>
      <text:p text:style-name="P37"/>
      <text:p text:style-name="P37">For the blue competitor the Lisp call would be:</text:p>
      <text:p text:style-name="P101">%(p<text:span text:style-name="T81">rint-name</text:span>)<text:span text:style-name="T78">m23-2</text:span></text:p>
      <text:p text:style-name="P37">Lisp call is the one surrounded by parenthesis. You can <text:span text:style-name="T48">have </text:span>any name and arguments.</text:p>
      <text:p text:style-name="P42">Other read-only variables:</text:p>
      <table:table table:name="Table9" table:style-name="Table9">
        <table:table-column table:style-name="Table9.A"/>
        <table:table-column table:style-name="Table9.B"/>
        <table:table-row>
          <table:table-cell table:style-name="Table9.A1" office:value-type="string">
            <text:p text:style-name="P87">%<text:span text:style-name="T84">pages</text:span></text:p>
          </table:table-cell>
          <table:table-cell table:style-name="Table9.B1" office:value-type="string">
            <text:p text:style-name="P88">Number of pages to generate from an SVG file.</text:p>
          </table:table-cell>
        </table:table-row>
        <table:table-row>
          <table:table-cell table:style-name="Table9.A2" office:value-type="string">
            <text:p text:style-name="P87">%<text:span text:style-name="T84">page</text:span></text:p>
          </table:table-cell>
          <table:table-cell table:style-name="Table9.B2" office:value-type="string">
            <text:p text:style-name="P88">Current SVG file page. Pages are counted from 0 onwards.</text:p>
          </table:table-cell>
        </table:table-row>
      </table:table>
      <text:h text:style-name="P126" text:outline-level="3">Operators</text:h>
      <text:p text:style-name="Text_20_body">An operator is a symbol that tells the compiler to perform specific mathematical or logical manipulations.<text:span text:style-name="T35"> </text:span><text:span text:style-name="T34">The operations allowed on data could be categorized as:</text:span></text:p>
      <text:list xml:id="list7832998468924481595" text:style-name="L2">
        <text:list-item>
          <text:p text:style-name="P118">Arithmetic Operations</text:p>
        </text:list-item>
        <text:list-item>
          <text:p text:style-name="P118">Comparison Operations</text:p>
        </text:list-item>
        <text:list-item>
          <text:p text:style-name="P118">Logical Operations</text:p>
        </text:list-item>
        <text:list-item>
          <text:p text:style-name="P118">Bitwise Operations</text:p>
        </text:list-item>
      </text:list>
      <text:p text:style-name="Heading">Arithmetic Operations</text:p>
      <text:p text:style-name="P21">The following table shows all the supported arithmetic operators. Assume variable A holds 10 and variable B holds 20 then:</text:p>
      <table:table table:name="Table3" table:style-name="Table3">
        <table:table-column table:style-name="Table3.A"/>
        <table:table-column table:style-name="Table3.B"/>
        <table:table-row>
          <table:table-cell table:style-name="Table3.A1" office:value-type="string">
            <text:p text:style-name="P61">Operator</text:p>
          </table:table-cell>
          <table:table-cell table:style-name="Table3.B1" office:value-type="string">
            <text:p text:style-name="P61">Example</text:p>
          </table:table-cell>
        </table:table-row>
        <table:table-row>
          <table:table-cell table:style-name="Table3.A2" office:value-type="string">
            <text:p text:style-name="P68">+</text:p>
          </table:table-cell>
          <table:table-cell table:style-name="Table3.B2" office:value-type="string">
            <text:p text:style-name="P68">(+ A B) will give 30</text:p>
          </table:table-cell>
        </table:table-row>
        <table:table-row>
          <table:table-cell table:style-name="Table3.A2" office:value-type="string">
            <text:p text:style-name="Table_20_Contents">-</text:p>
          </table:table-cell>
          <table:table-cell table:style-name="Table3.B2" office:value-type="string">
            <text:p text:style-name="P68">(- A B) will give -10</text:p>
          </table:table-cell>
        </table:table-row>
        <table:table-row>
          <table:table-cell table:style-name="Table3.A2" office:value-type="string">
            <text:p text:style-name="Table_20_Contents">*</text:p>
          </table:table-cell>
          <table:table-cell table:style-name="Table3.B2" office:value-type="string">
            <text:p text:style-name="P68">(* A B) will give 200</text:p>
          </table:table-cell>
        </table:table-row>
        <table:table-row>
          <table:table-cell table:style-name="Table3.A2" office:value-type="string">
            <text:p text:style-name="Table_20_Contents">/</text:p>
          </table:table-cell>
          <table:table-cell table:style-name="Table3.B2" office:value-type="string">
            <text:p text:style-name="P68">(/ B A) will give 2</text:p>
          </table:table-cell>
        </table:table-row>
        <table:table-row>
          <table:table-cell table:style-name="Table3.A2" office:value-type="string">
            <text:p text:style-name="P68">mod</text:p>
          </table:table-cell>
          <table:table-cell table:style-name="Table3.B2" office:value-type="string">
            <text:p text:style-name="P68">(mod B A ) will give 0</text:p>
          </table:table-cell>
        </table:table-row>
      </table:table>
      <text:p text:style-name="P20"/>
      <text:p text:style-name="Heading"><text:soft-page-break/>Comparison Operations</text:p>
      <text:p text:style-name="P21">Following table shows all the supported relational operators that compares between numbers. Assume variable A holds 10 and variable B holds 20, then:</text:p>
      <table:table table:name="Table4" table:style-name="Table4">
        <table:table-column table:style-name="Table4.A"/>
        <table:table-column table:style-name="Table4.B"/>
        <table:table-column table:style-name="Table4.C"/>
        <table:table-row>
          <table:table-cell table:style-name="Table4.A1" office:value-type="string">
            <text:p text:style-name="P22">Operator</text:p>
          </table:table-cell>
          <table:table-cell table:style-name="Table4.A1" office:value-type="string">
            <text:p text:style-name="P22">Description</text:p>
          </table:table-cell>
          <table:table-cell table:style-name="Table4.C1" office:value-type="string">
            <text:p text:style-name="P22">Example</text:p>
          </table:table-cell>
        </table:table-row>
        <table:table-row>
          <table:table-cell table:style-name="Table4.A2" office:value-type="string">
            <text:p text:style-name="P21">=</text:p>
          </table:table-cell>
          <table:table-cell table:style-name="Table4.A2" office:value-type="string">
            <text:p text:style-name="P21">Checks if the values of the operands are all equal or not, if yes then condition becomes true.</text:p>
          </table:table-cell>
          <table:table-cell table:style-name="Table4.C2" office:value-type="string">
            <text:p text:style-name="P21">(= A B) is not true.</text:p>
          </table:table-cell>
        </table:table-row>
        <table:table-row>
          <table:table-cell table:style-name="Table4.A2" office:value-type="string">
            <text:p text:style-name="P21">/=</text:p>
          </table:table-cell>
          <table:table-cell table:style-name="Table4.A2" office:value-type="string">
            <text:p text:style-name="P21">Checks if the values of the operands are all different or not, if values are not equal then condition becomes true.</text:p>
          </table:table-cell>
          <table:table-cell table:style-name="Table4.C2" office:value-type="string">
            <text:p text:style-name="P21">(/= A B) is true.</text:p>
          </table:table-cell>
        </table:table-row>
        <table:table-row>
          <table:table-cell table:style-name="Table4.A2" office:value-type="string">
            <text:p text:style-name="P21">&gt;</text:p>
          </table:table-cell>
          <table:table-cell table:style-name="Table4.A2" office:value-type="string">
            <text:p text:style-name="P21">Checks if A is greater than B.</text:p>
          </table:table-cell>
          <table:table-cell table:style-name="Table4.C2" office:value-type="string">
            <text:p text:style-name="P21">(&gt; A B) is not true.</text:p>
          </table:table-cell>
        </table:table-row>
        <table:table-row>
          <table:table-cell table:style-name="Table4.A2" office:value-type="string">
            <text:p text:style-name="P21">&lt;</text:p>
          </table:table-cell>
          <table:table-cell table:style-name="Table4.A2" office:value-type="string">
            <text:p text:style-name="P21">Checks if A is less than B.</text:p>
          </table:table-cell>
          <table:table-cell table:style-name="Table4.C2" office:value-type="string">
            <text:p text:style-name="P21">(&lt; A B) is true.</text:p>
          </table:table-cell>
        </table:table-row>
        <table:table-row>
          <table:table-cell table:style-name="Table4.A2" office:value-type="string">
            <text:p text:style-name="P21">&gt;=</text:p>
          </table:table-cell>
          <table:table-cell table:style-name="Table4.A2" office:value-type="string">
            <text:p text:style-name="P21">Checks if A is greater than or equal to B. </text:p>
          </table:table-cell>
          <table:table-cell table:style-name="Table4.C2" office:value-type="string">
            <text:p text:style-name="P21">(&gt;= A B) is not true.</text:p>
          </table:table-cell>
        </table:table-row>
        <table:table-row>
          <table:table-cell table:style-name="Table4.A2" office:value-type="string">
            <text:p text:style-name="P21">&lt;=</text:p>
          </table:table-cell>
          <table:table-cell table:style-name="Table4.A2" office:value-type="string">
            <text:p text:style-name="P21">Checks if A is less than or equal to B.</text:p>
          </table:table-cell>
          <table:table-cell table:style-name="Table4.C2" office:value-type="string">
            <text:p text:style-name="P21">(&lt;= A B) is true.</text:p>
          </table:table-cell>
        </table:table-row>
      </table:table>
      <text:p text:style-name="P7"/>
      <text:p text:style-name="Heading">Logical Operations on Boolean Values</text:p>
      <text:p text:style-name="P26">Lisp provides three logical operators: and, or, and not that operates on Boolean values. Assume A has value nil and B has value 5, then:</text:p>
      <table:table table:name="Table5" table:style-name="Table5">
        <table:table-column table:style-name="Table5.A"/>
        <table:table-column table:style-name="Table5.B"/>
        <table:table-column table:style-name="Table5.C"/>
        <table:table-row>
          <table:table-cell table:style-name="Table5.A1" office:value-type="string">
            <text:p text:style-name="P23">Operator</text:p>
          </table:table-cell>
          <table:table-cell table:style-name="Table5.A1" office:value-type="string">
            <text:p text:style-name="P23">Description</text:p>
          </table:table-cell>
          <table:table-cell table:style-name="Table5.C1" office:value-type="string">
            <text:p text:style-name="P23">Example</text:p>
          </table:table-cell>
        </table:table-row>
        <table:table-row>
          <table:table-cell table:style-name="Table5.A2" office:value-type="string">
            <text:p text:style-name="P26">and</text:p>
          </table:table-cell>
          <table:table-cell table:style-name="Table5.A2" office:value-type="string">
            <text:p text:style-name="P26">It takes any number of arguments. The arguments are evaluated left to right. If all arguments evaluate to non-nil, then the value of the last argument is returned. Otherwise nil is returned.</text:p>
          </table:table-cell>
          <table:table-cell table:style-name="Table5.C2" office:value-type="string">
            <text:p text:style-name="P26">(and A B) will return nil.</text:p>
          </table:table-cell>
        </table:table-row>
        <table:table-row>
          <table:table-cell table:style-name="Table5.A2" office:value-type="string">
            <text:p text:style-name="P26">or</text:p>
          </table:table-cell>
          <table:table-cell table:style-name="Table5.A2" office:value-type="string">
            <text:p text:style-name="P26">It takes any number of arguments. The arguments are evaluated left to right until one evaluates to non-nil, in such case the argument value is returned, otherwise it returns nil.</text:p>
          </table:table-cell>
          <table:table-cell table:style-name="Table5.C2" office:value-type="string">
            <text:p text:style-name="P26">(or A B) will return 5.</text:p>
          </table:table-cell>
        </table:table-row>
        <table:table-row>
          <table:table-cell table:style-name="Table5.A2" office:value-type="string">
            <text:p text:style-name="P26">not</text:p>
          </table:table-cell>
          <table:table-cell table:style-name="Table5.A2" office:value-type="string">
            <text:p text:style-name="P26">It takes one argument and returns t if the argument evaluates to nil.</text:p>
          </table:table-cell>
          <table:table-cell table:style-name="Table5.C2" office:value-type="string">
            <text:p text:style-name="P26">(not A) will return t.</text:p>
          </table:table-cell>
        </table:table-row>
      </table:table>
      <text:p text:style-name="P7"/>
      <text:p text:style-name="Heading">Bitwise Operations on Numbers</text:p>
      <text:p text:style-name="P26">Bitwise operators work on bits and perform bit-by-bit operation. Assume variable A holds 60 and variable B holds 13, then:</text:p>
      <table:table table:name="Table6" table:style-name="Table6">
        <table:table-column table:style-name="Table6.A"/>
        <table:table-column table:style-name="Table6.B"/>
        <table:table-column table:style-name="Table6.C"/>
        <text:soft-page-break/>
        <table:table-row>
          <table:table-cell table:style-name="Table6.A1" office:value-type="string">
            <text:p text:style-name="P23">Operator</text:p>
          </table:table-cell>
          <table:table-cell table:style-name="Table6.A1" office:value-type="string">
            <text:p text:style-name="P23">Description</text:p>
          </table:table-cell>
          <table:table-cell table:style-name="Table6.C1" office:value-type="string">
            <text:p text:style-name="P23">Example</text:p>
          </table:table-cell>
        </table:table-row>
        <table:table-row>
          <table:table-cell table:style-name="Table6.A2" office:value-type="string">
            <text:p text:style-name="P26">logand</text:p>
          </table:table-cell>
          <table:table-cell table:style-name="Table6.A2" office:value-type="string">
            <text:p text:style-name="P26">This returns the bit-wise logical AND of its arguments.</text:p>
          </table:table-cell>
          <table:table-cell table:style-name="Table6.C2" office:value-type="string">
            <text:p text:style-name="P26">(logand A B)) will give 12</text:p>
          </table:table-cell>
        </table:table-row>
        <table:table-row>
          <table:table-cell table:style-name="Table6.A2" office:value-type="string">
            <text:p text:style-name="P26">logior</text:p>
          </table:table-cell>
          <table:table-cell table:style-name="Table6.A2" office:value-type="string">
            <text:p text:style-name="P26">This returns the bit-wise logical INCLUSIVE OR of its arguments.</text:p>
          </table:table-cell>
          <table:table-cell table:style-name="Table6.C2" office:value-type="string">
            <text:p text:style-name="P26">(logior A B) will give 61</text:p>
          </table:table-cell>
        </table:table-row>
        <table:table-row>
          <table:table-cell table:style-name="Table6.A2" office:value-type="string">
            <text:p text:style-name="P26">logxor</text:p>
          </table:table-cell>
          <table:table-cell table:style-name="Table6.A2" office:value-type="string">
            <text:p text:style-name="P26">This returns the bit-wise logical EXCLUSIVE OR of its arguments. </text:p>
          </table:table-cell>
          <table:table-cell table:style-name="Table6.C2" office:value-type="string">
            <text:p text:style-name="P26">(logxor A B) will give 49</text:p>
          </table:table-cell>
        </table:table-row>
        <table:table-row>
          <table:table-cell table:style-name="Table6.A2" office:value-type="string">
            <text:p text:style-name="P26">lognot</text:p>
          </table:table-cell>
          <table:table-cell table:style-name="Table6.A2" office:value-type="string">
            <text:p text:style-name="P26">This inverts the bits.</text:p>
          </table:table-cell>
          <table:table-cell table:style-name="Table6.C2" office:value-type="string">
            <text:p text:style-name="P26">(lognot A) will give -61</text:p>
          </table:table-cell>
        </table:table-row>
      </table:table>
      <text:p text:style-name="P7"/>
      <text:h text:style-name="Heading_20_2" text:outline-level="2">Decision Making</text:h>
      <text:p text:style-name="P26">Decision making structures require that the programmer specify one or more conditions to be evaluated or tested by the program, along with a statement or statements to be executed if the condition is determined to be true, and optionally, other statements to be executed if the condition is determined to be false.</text:p>
      <text:p text:style-name="P26">The <text:span text:style-name="T25">if</text:span> construct has various forms. In simplest form it is followed by a test clause, a test action and some other consequent action(s). If the test clause evaluates to true, then the test action is executed; otherwise, the consequent clause is evaluated.</text:p>
      <text:p text:style-name="Preformatted_20_Text"><text:s/>(if (= p 0) (write "LOSS")<text:tab/><text:tab/>; <text:span text:style-name="T36">write LOSS if p = 0</text:span></text:p>
      <text:p text:style-name="Preformatted_20_Text"><text:s text:c="4"/>(if (= p 7) (write 5)<text:tab/><text:tab/>; <text:span text:style-name="T36">else if p = 7 write 5</text:span></text:p>
      <text:p text:style-name="Preformatted_20_Text"><text:s text:c="6"/>(if (= p 11) (write "DRAW")<text:tab/>; <text:span text:style-name="T36">else if p = 11 write DRAW</text:span></text:p>
      <text:p text:style-name="P94"><text:tab/> <text:s/>(write p)<text:tab/><text:tab/><text:tab/><text:tab/>; <text:span text:style-name="T36">else write p</text:span></text:p>
      <text:p text:style-name="P94"><text:s text:c="8"/><text:span text:style-name="T36">(+ v 1)</text:span>)))<text:tab/><text:tab/><text:tab/>; <text:span text:style-name="T36">and increment v</text:span></text:p>
      <text:h text:style-name="Heading_20_2" text:outline-level="2">Loops</text:h>
      <text:p text:style-name="P27">There may be a situation, when you need to execute a block of code numbers of times. A loop statement allows us to execute a statement or group of statements multiple times.</text:p>
      <text:p text:style-name="P27">The <text:span text:style-name="T25">while</text:span> loop executes while a condition evaluates to true.</text:p>
      <text:p text:style-name="Preformatted_20_Text">(setq <text:span text:style-name="T36">i</text:span> 0)</text:p>
      <text:p text:style-name="Preformatted_20_Text">(while (&lt; i 10)</text:p>
      <text:p text:style-name="P107"><text:s text:c="4"/><text:span text:style-name="T36">(write "Value: " i "\n")</text:span></text:p>
      <text:p text:style-name="Preformatted_20_Text"><text:s text:c="4"/><text:span text:style-name="T36">(+ i 1))</text:span></text:p>
      <text:h text:style-name="Heading_20_2" text:outline-level="2">Functions</text:h>
      <text:p text:style-name="P27">A function is a group of statements that together perform a task. The <text:span text:style-name="T25">defun</text:span> is used for defining functions. The defun needs three arguments:</text:p>
      <text:list xml:id="list176508191264971827" text:style-name="L3">
        <text:list-item>
          <text:p text:style-name="P119">Name of the function</text:p>
        </text:list-item>
        <text:list-item>
          <text:p text:style-name="P119">Parameters of the function</text:p>
        </text:list-item>
        <text:list-item>
          <text:p text:style-name="P119"><text:soft-page-break/>Body of the function</text:p>
        </text:list-item>
      </text:list>
      <text:p text:style-name="Preformatted_20_Text">(defun name (parameter-list) body)</text:p>
      <text:p text:style-name="P28">Example code calculates Fibonacci numbers:</text:p>
      <text:p text:style-name="P95">(defun fib (n)</text:p>
      <text:p text:style-name="P95"><text:s text:c="2"/>(if (&lt; n 2) n</text:p>
      <text:p text:style-name="P95"><text:s text:c="6"/>(+ (fib (- n 1)) (fib (- n 2)))))</text:p>
      <text:p text:style-name="P95"/>
      <text:p text:style-name="P95">(write (fib <text:span text:style-name="T37">6</text:span>)) ; <text:span text:style-name="T37">writes 8</text:span></text:p>
      <text:p text:style-name="P29">Note recursion. The body of the function may consist of any number of Lisp expressions. The value of the last expression in the body is returned as the value of the function.</text:p>
      <text:p text:style-name="P32"><text:span text:style-name="T25">lambda</text:span> is the symbol for an anonymous function, a function without a name. Every time you use an anonymous function, you need to include its whole body.</text:p>
      <text:p text:style-name="P33">Although functions are usually defined with <text:span text:style-name="T4">defun</text:span> and given names at the same time, it is sometimes convenient to use an explicit lambda expression. Anonymous functions are valid wherever function names are. They are often assigned as variable values, or as arguments to functions. <text:span text:style-name="T42">In the example squares for numbers 1 – 4 are printed:</text:span></text:p>
      <text:p text:style-name="P99">(define x <text:span text:style-name="T42">1</text:span>)</text:p>
      <text:p text:style-name="P99">(while (&lt; x 5)</text:p>
      <text:p text:style-name="P107"><text:s text:c="2"/>(print ((lambda (a) (* a a)) x) <text:span text:style-name="T58">"\n"</text:span>)</text:p>
      <text:p text:style-name="P99"><text:s text:c="4"/>(setq x (+ x 1)))</text:p>
      <text:p text:style-name="P34">Note function <text:span text:style-name="T4">print</text:span>. Function <text:span text:style-name="T4">write</text:span> is used to <text:span text:style-name="T43">w</text:span>rite to SVG file but destination of <text:span text:style-name="T4">print</text:span> is standard output. Thus you can use it to print debug information <text:span text:style-name="T43">to</text:span> the console that <text:span text:style-name="T44">will</text:span> not <text:span text:style-name="T44">be</text:span> visible in the SVG file. <text:span text:style-name="T43">To enable console printing in Windows start judoshiai from command line with optional argument </text:span><text:span text:style-name="T8">-console</text:span><text:span text:style-name="T43"> (in Linux console is printed automatically):</text:span></text:p>
      <text:p text:style-name="P100">cd C:\path\to\JudoShiai\bin</text:p>
      <text:p text:style-name="Preformatted_20_Text">judoshiai -console</text:p>
      <text:h text:style-name="Heading_20_2" text:outline-level="2">Supported features</text:h>
      <text:p text:style-name="P7">Next table lists available features:</text:p>
      <table:table table:name="Table2" table:style-name="Table2">
        <table:table-column table:style-name="Table2.A"/>
        <table:table-column table:style-name="Table2.B"/>
        <table:table-row>
          <table:table-cell table:style-name="Table2.A1" office:value-type="string">
            <text:p text:style-name="P85">Lisp code</text:p>
          </table:table-cell>
          <table:table-cell table:style-name="Table2.B1" office:value-type="string">
            <text:p text:style-name="P85">Explanation</text:p>
          </table:table-cell>
        </table:table-row>
        <table:table-row>
          <table:table-cell table:style-name="Table2.A2" table:number-columns-spanned="2" office:value-type="string">
            <text:p text:style-name="P62">Symbols</text:p>
          </table:table-cell>
          <table:covered-table-cell/>
        </table:table-row>
        <table:table-row>
          <table:table-cell table:style-name="Table2.A3" office:value-type="string">
            <text:p text:style-name="P73">()</text:p>
          </table:table-cell>
          <table:table-cell table:style-name="Table2.A2" office:value-type="string">
            <text:p text:style-name="P73">Constant nil.</text:p>
          </table:table-cell>
        </table:table-row>
        <table:table-row>
          <table:table-cell table:style-name="Table2.A3" office:value-type="string">
            <text:p text:style-name="P73">t</text:p>
          </table:table-cell>
          <table:table-cell table:style-name="Table2.A2" office:value-type="string">
            <text:p text:style-name="P73">Constant true.</text:p>
          </table:table-cell>
        </table:table-row>
        <table:table-row>
          <table:table-cell table:style-name="Table2.A3" office:value-type="string">
            <text:p text:style-name="P55">(define <text:span text:style-name="T61">sym</text:span><text:span text:style-name="T53"> </text:span><text:span text:style-name="T61">e</text:span>)</text:p>
          </table:table-cell>
          <table:table-cell table:style-name="Table2.A2" office:value-type="string">
            <text:p text:style-name="P73">Defines <text:span text:style-name="T59">sym</text:span> to be a global variable with initial value <text:span text:style-name="T59">e</text:span>.</text:p>
          </table:table-cell>
        </table:table-row>
        <table:table-row>
          <table:table-cell table:style-name="Table2.A2" table:number-columns-spanned="2" office:value-type="string">
            <text:p text:style-name="P62">Value assignment</text:p>
          </table:table-cell>
          <table:covered-table-cell/>
        </table:table-row>
        <table:table-row>
          <table:table-cell table:style-name="Table2.A3" office:value-type="string">
            <text:p text:style-name="P55">(setq <text:span text:style-name="T61">sym</text:span><text:span text:style-name="T53"> </text:span><text:span text:style-name="T61">e</text:span>)</text:p>
          </table:table-cell>
          <table:table-cell table:style-name="Table2.A2" office:value-type="string">
            <text:p text:style-name="P73">Evaluates <text:span text:style-name="T59">e</text:span> and makes it the value of the symbol <text:span text:style-name="T59">sym</text:span>; the value of <text:span text:style-name="T59">e</text:span> is returned. <text:span text:style-name="T84">Cannot be used with JudoShiai predefined read-only variables starting with %.</text:span></text:p>
          </table:table-cell>
        </table:table-row>
        <table:table-row>
          <table:table-cell table:style-name="Table2.A3" office:value-type="string">
            <text:p text:style-name="P91">(copy <text:span text:style-name="T59">sym</text:span>)</text:p>
          </table:table-cell>
          <table:table-cell table:style-name="Table2.A2" office:value-type="string">
            <text:p text:style-name="P91">Returns copy of a <text:span text:style-name="T100">number</text:span> or a string.</text:p>
          </table:table-cell>
        </table:table-row>
        <text:soft-page-break/>
        <table:table-row>
          <table:table-cell table:style-name="Table2.A2" table:number-columns-spanned="2" office:value-type="string">
            <text:p text:style-name="P63">Output</text:p>
          </table:table-cell>
          <table:covered-table-cell/>
        </table:table-row>
        <table:table-row>
          <table:table-cell table:style-name="Table2.A3" office:value-type="string">
            <text:p text:style-name="P58">(write <text:span text:style-name="T60">e</text:span><text:span text:style-name="T69">1</text:span><text:span text:style-name="T54"> </text:span><text:span text:style-name="T60">e</text:span><text:span text:style-name="T69">2</text:span><text:span text:style-name="T54"> ...</text:span>)</text:p>
          </table:table-cell>
          <table:table-cell table:style-name="Table2.A2" office:value-type="string">
            <text:p text:style-name="P74">Prints a readable representation of <text:span text:style-name="T59">e</text:span>’s on SVG page.</text:p>
          </table:table-cell>
        </table:table-row>
        <table:table-row>
          <table:table-cell table:style-name="Table2.A3" office:value-type="string">
            <text:p text:style-name="P58">(<text:span text:style-name="T54">print</text:span> <text:span text:style-name="T54"><text:s/></text:span><text:span text:style-name="T60">e</text:span><text:span text:style-name="T69">1</text:span><text:span text:style-name="T54"> </text:span><text:span text:style-name="T60">e</text:span><text:span text:style-name="T69">2 </text:span><text:span text:style-name="T54">...</text:span>)</text:p>
          </table:table-cell>
          <table:table-cell table:style-name="Table2.A2" office:value-type="string">
            <text:p text:style-name="P74">Prints a readable representation of <text:span text:style-name="T59">e</text:span>’s to standard output. Useful for debug printing.</text:p>
          </table:table-cell>
        </table:table-row>
        <table:table-row>
          <table:table-cell table:style-name="Table2.A3" office:value-type="string">
            <text:p text:style-name="P58">(print<text:span text:style-name="T54">ln</text:span> <text:span text:style-name="T60">e</text:span><text:span text:style-name="T69">1</text:span><text:span text:style-name="T54"> </text:span><text:span text:style-name="T60">e</text:span><text:span text:style-name="T69">2</text:span><text:span text:style-name="T54"> ...</text:span>)</text:p>
          </table:table-cell>
          <table:table-cell table:style-name="Table2.A2" office:value-type="string">
            <text:p text:style-name="P74">Prints a readable representation of <text:span text:style-name="T59">e</text:span>’s to standard output. Ends line with a new line character.</text:p>
          </table:table-cell>
        </table:table-row>
        <table:table-row>
          <table:table-cell table:style-name="Table2.A2" table:number-columns-spanned="2" office:value-type="string">
            <text:p text:style-name="P63">Lists</text:p>
          </table:table-cell>
          <table:covered-table-cell/>
        </table:table-row>
        <table:table-row>
          <table:table-cell table:style-name="Table2.A3" office:value-type="string">
            <text:p text:style-name="P56">(car <text:span text:style-name="T60">lst</text:span>)</text:p>
            <text:p text:style-name="P133">(first <text:span text:style-name="T59">lst</text:span>)</text:p>
          </table:table-cell>
          <table:table-cell table:style-name="Table2.A2" office:value-type="string">
            <text:p text:style-name="P74">Returns the first element of the list <text:span text:style-name="T59">lst</text:span> (nil if <text:span text:style-name="T59">lst</text:span> is empty)</text:p>
          </table:table-cell>
        </table:table-row>
        <table:table-row>
          <table:table-cell table:style-name="Table2.A3" office:value-type="string">
            <text:p text:style-name="P56">(cdr <text:span text:style-name="T60">lst</text:span>)</text:p>
            <text:p text:style-name="P133">(rest <text:span text:style-name="T59">lst</text:span>)</text:p>
          </table:table-cell>
          <table:table-cell table:style-name="Table2.A2" office:value-type="string">
            <text:p text:style-name="P74">Returns a list containing all except the first element of the list <text:span text:style-name="T59">lst</text:span> (nil if the length of <text:span text:style-name="T59">lst</text:span> is less than 2)</text:p>
          </table:table-cell>
        </table:table-row>
        <table:table-row>
          <table:table-cell table:style-name="Table2.A3" office:value-type="string">
            <text:p text:style-name="P56">(cons <text:span text:style-name="T60">e</text:span><text:span text:style-name="T54"> </text:span><text:span text:style-name="T60">lst</text:span>)</text:p>
          </table:table-cell>
          <table:table-cell table:style-name="Table2.A2" office:value-type="string">
            <text:p text:style-name="P74">Creates a list with <text:span text:style-name="T59">e</text:span> as the first element and <text:span text:style-name="T59">lst</text:span> as the rest.</text:p>
          </table:table-cell>
        </table:table-row>
        <table:table-row>
          <table:table-cell table:style-name="Table2.A3" office:value-type="string">
            <text:p text:style-name="P56">(setcar <text:span text:style-name="T60">lst</text:span><text:span text:style-name="T54"> </text:span><text:span text:style-name="T60">e</text:span>)</text:p>
          </table:table-cell>
          <table:table-cell table:style-name="Table2.A2" office:value-type="string">
            <text:p text:style-name="P75">Replaces car of <text:span text:style-name="T60">lst</text:span> with <text:span text:style-name="T60">e</text:span>.</text:p>
          </table:table-cell>
        </table:table-row>
        <table:table-row>
          <table:table-cell table:style-name="Table2.A2" table:number-columns-spanned="2" office:value-type="string">
            <text:p text:style-name="P63">Testing for Equality</text:p>
          </table:table-cell>
          <table:covered-table-cell/>
        </table:table-row>
        <table:table-row>
          <table:table-cell table:style-name="Table2.A3" office:value-type="string">
            <text:p text:style-name="P77">(e<text:span text:style-name="T72">q <text:s/></text:span><text:span text:style-name="T60">e</text:span><text:span text:style-name="T69">1</text:span><text:span text:style-name="T54"> </text:span><text:span text:style-name="T60">e</text:span><text:span text:style-name="T69">2</text:span><text:span text:style-name="T54">)</text:span></text:p>
          </table:table-cell>
          <table:table-cell table:style-name="Table2.A2" office:value-type="string">
            <text:p text:style-name="P76">Returns T if and only if 1 and 2 are the same object.</text:p>
          </table:table-cell>
        </table:table-row>
        <table:table-row>
          <table:table-cell table:style-name="Table2.A2" table:number-columns-spanned="2" office:value-type="string">
            <text:p text:style-name="P64">Arithmetic</text:p>
          </table:table-cell>
          <table:covered-table-cell/>
        </table:table-row>
        <table:table-row>
          <table:table-cell table:style-name="Table2.A3" office:value-type="string">
            <text:p text:style-name="P77">(+ <text:span text:style-name="T59">n</text:span><text:span text:style-name="T68">1</text:span><text:span text:style-name="T59"> n</text:span><text:span text:style-name="T69">2</text:span><text:span text:style-name="T59"> … n</text:span><text:span text:style-name="T69">k</text:span>)</text:p>
          </table:table-cell>
          <table:table-cell table:style-name="Table2.A2" office:value-type="string">
            <text:p text:style-name="P77">Returns <text:span text:style-name="T59">n</text:span><text:span text:style-name="T68">1</text:span><text:span text:style-name="T59"> + n</text:span><text:span text:style-name="T69">2</text:span><text:span text:style-name="T59"> … + n</text:span><text:span text:style-name="T69">k</text:span>.</text:p>
          </table:table-cell>
        </table:table-row>
        <table:table-row>
          <table:table-cell table:style-name="Table2.A3" office:value-type="string">
            <text:p text:style-name="P77">(- <text:span text:style-name="T59">n</text:span><text:span text:style-name="T68">1</text:span><text:span text:style-name="T59"> n</text:span><text:span text:style-name="T69">2</text:span><text:span text:style-name="T59"> … n</text:span><text:span text:style-name="T69">k</text:span>)</text:p>
          </table:table-cell>
          <table:table-cell table:style-name="Table2.A2" office:value-type="string">
            <text:p text:style-name="P77">Returns <text:span text:style-name="T59">n</text:span><text:span text:style-name="T68">1</text:span><text:span text:style-name="T59"> - n</text:span><text:span text:style-name="T69">2</text:span><text:span text:style-name="T59"> … - n</text:span><text:span text:style-name="T69">k</text:span>.</text:p>
          </table:table-cell>
        </table:table-row>
        <table:table-row>
          <table:table-cell table:style-name="Table2.A3" office:value-type="string">
            <text:p text:style-name="P77">(* <text:span text:style-name="T59">n</text:span><text:span text:style-name="T68">1</text:span><text:span text:style-name="T59"> n</text:span><text:span text:style-name="T69">2</text:span><text:span text:style-name="T59"> … n</text:span><text:span text:style-name="T69">k</text:span>)</text:p>
          </table:table-cell>
          <table:table-cell table:style-name="Table2.A2" office:value-type="string">
            <text:p text:style-name="P77">Returns <text:span text:style-name="T59">n</text:span><text:span text:style-name="T68">1</text:span><text:span text:style-name="T59"> * n</text:span><text:span text:style-name="T69">2</text:span><text:span text:style-name="T59"> … * n</text:span><text:span text:style-name="T69">k</text:span>.</text:p>
          </table:table-cell>
        </table:table-row>
        <table:table-row>
          <table:table-cell table:style-name="Table2.A3" office:value-type="string">
            <text:p text:style-name="P77">(/ <text:span text:style-name="T59">n</text:span><text:span text:style-name="T68">1</text:span><text:span text:style-name="T59"> n</text:span><text:span text:style-name="T69">2</text:span>)</text:p>
          </table:table-cell>
          <table:table-cell table:style-name="Table2.A2" office:value-type="string">
            <text:p text:style-name="P77">Returns <text:span text:style-name="T59">n</text:span><text:span text:style-name="T68">1</text:span><text:span text:style-name="T59"> / n</text:span><text:span text:style-name="T69">2</text:span>.</text:p>
          </table:table-cell>
        </table:table-row>
        <table:table-row>
          <table:table-cell table:style-name="Table2.A3" office:value-type="string">
            <text:p text:style-name="P84">(- <text:span text:style-name="T62">n</text:span>)</text:p>
          </table:table-cell>
          <table:table-cell table:style-name="Table2.A2" office:value-type="string">
            <text:p text:style-name="P84">Returns -<text:span text:style-name="T62">n</text:span>.</text:p>
          </table:table-cell>
        </table:table-row>
        <table:table-row>
          <table:table-cell table:style-name="Table2.A3" office:value-type="string">
            <text:p text:style-name="P76">(mod <text:span text:style-name="T59">number divisor</text:span>)</text:p>
          </table:table-cell>
          <table:table-cell table:style-name="Table2.A2" office:value-type="string">
            <text:p text:style-name="P76">Returns <text:span text:style-name="T59">number</text:span> modulo <text:span text:style-name="T59">divisor</text:span>.</text:p>
          </table:table-cell>
        </table:table-row>
        <table:table-row>
          <table:table-cell table:style-name="Table2.A3" office:value-type="string">
            <text:p text:style-name="P136">(ceiling <text:span text:style-name="T59">n</text:span>)</text:p>
          </table:table-cell>
          <table:table-cell table:style-name="Table2.A2" office:value-type="string">
            <text:p text:style-name="P136">Returns the smallest integer that is not smaller than the value of <text:span text:style-name="T59">n</text:span>. For example, (ceiling 0.5) is 1.0, and (ceiling -0.5) is 0.0.</text:p>
          </table:table-cell>
        </table:table-row>
        <table:table-row>
          <table:table-cell table:style-name="Table2.A3" office:value-type="string">
            <text:p text:style-name="P136">(floor <text:span text:style-name="T59">n</text:span>)</text:p>
          </table:table-cell>
          <table:table-cell table:style-name="Table2.A2" office:value-type="string">
            <text:p text:style-name="P136">Returns the largest integer that is not larger than the value of <text:span text:style-name="T59">n</text:span>. For example, (floor 0.5) is 0.0, and (floor -0.5) is -1.0.</text:p>
          </table:table-cell>
        </table:table-row>
        <table:table-row>
          <table:table-cell table:style-name="Table2.A3" office:value-type="string">
            <text:p text:style-name="P134">(sqrt <text:span text:style-name="T59">n</text:span><text:span text:style-name="T95">)</text:span></text:p>
          </table:table-cell>
          <table:table-cell table:style-name="Table2.A2" office:value-type="string">
            <text:p text:style-name="P134">Returns the principal square root of the value of <text:span text:style-name="T59">n</text:span>.</text:p>
          </table:table-cell>
        </table:table-row>
        <table:table-row>
          <table:table-cell table:style-name="Table2.A3" office:value-type="string">
            <text:p text:style-name="P134">(exp <text:span text:style-name="T59">n</text:span>)</text:p>
          </table:table-cell>
          <table:table-cell table:style-name="Table2.A2" office:value-type="string">
            <text:p text:style-name="P134">Returns <text:span text:style-name="T59">e</text:span><text:span text:style-name="T101">n</text:span></text:p>
          </table:table-cell>
        </table:table-row>
        <table:table-row>
          <table:table-cell table:style-name="Table2.A3" office:value-type="string">
            <text:p text:style-name="P131">(expt <text:span text:style-name="T59">base n</text:span>)</text:p>
          </table:table-cell>
          <table:table-cell table:style-name="Table2.A2" office:value-type="string">
            <text:p text:style-name="P131">Returns <text:span text:style-name="T59">base </text:span><text:span text:style-name="T101">n</text:span></text:p>
          </table:table-cell>
        </table:table-row>
        <table:table-row>
          <table:table-cell table:style-name="Table2.A3" office:value-type="string">
            <text:p text:style-name="P134"><text:span text:style-name="T95">(log </text:span><text:span text:style-name="T59">n</text:span><text:span text:style-name="T95">)</text:span></text:p>
          </table:table-cell>
          <table:table-cell table:style-name="Table2.A2" office:value-type="string">
            <text:p text:style-name="P134">Returns the logarithm base e of <text:span text:style-name="T59">n</text:span>.</text:p>
          </table:table-cell>
        </table:table-row>
        <table:table-row>
          <table:table-cell table:style-name="Table2.A3" office:value-type="string">
            <text:p text:style-name="P131">(cos <text:span text:style-name="T59">n</text:span>)</text:p>
          </table:table-cell>
          <table:table-cell table:style-name="Table2.A2" office:value-type="string">
            <text:p text:style-name="P131">Returns the cosine of <text:span text:style-name="T59">n</text:span> (given in radians).</text:p>
          </table:table-cell>
        </table:table-row>
        <table:table-row>
          <table:table-cell table:style-name="Table2.A3" office:value-type="string">
            <text:p text:style-name="P131">(sin <text:span text:style-name="T59">n</text:span>)</text:p>
          </table:table-cell>
          <table:table-cell table:style-name="Table2.A2" office:value-type="string">
            <text:p text:style-name="P131">Returns the sine of <text:span text:style-name="T59">n</text:span> (given in radians).</text:p>
          </table:table-cell>
        </table:table-row>
        <table:table-row>
          <table:table-cell table:style-name="Table2.A3" office:value-type="string">
            <text:p text:style-name="P131">(tan <text:span text:style-name="T59">n</text:span>)</text:p>
          </table:table-cell>
          <table:table-cell table:style-name="Table2.A2" office:value-type="string">
            <text:p text:style-name="P131">Returns the tangent of <text:span text:style-name="T59">n</text:span> (given in radians).</text:p>
          </table:table-cell>
        </table:table-row>
        <table:table-row>
          <table:table-cell table:style-name="Table2.A3" office:value-type="string">
            <text:p text:style-name="P134">(acos <text:span text:style-name="T59">n</text:span>)</text:p>
          </table:table-cell>
          <table:table-cell table:style-name="Table2.A2" office:value-type="string">
            <text:p text:style-name="P134">Returns the arc cosine (in radians) of <text:span text:style-name="T59">n</text:span>.</text:p>
          </table:table-cell>
        </table:table-row>
        <table:table-row>
          <table:table-cell table:style-name="Table2.A3" office:value-type="string">
            <text:p text:style-name="P134">(asin <text:span text:style-name="T59">n</text:span>)</text:p>
          </table:table-cell>
          <table:table-cell table:style-name="Table2.A2" office:value-type="string">
            <text:p text:style-name="P134">Returns the arc sine (in radians) of <text:span text:style-name="T59">n</text:span>.</text:p>
          </table:table-cell>
        </table:table-row>
        <table:table-row>
          <table:table-cell table:style-name="Table2.A3" office:value-type="string">
            <text:p text:style-name="P134">(atan <text:span text:style-name="T59">n</text:span>)</text:p>
          </table:table-cell>
          <table:table-cell table:style-name="Table2.A2" office:value-type="string">
            <text:p text:style-name="P134">Returns the arc tangent (in radians) of <text:span text:style-name="T59">n</text:span>.</text:p>
          </table:table-cell>
        </table:table-row>
        <text:soft-page-break/>
        <table:table-row>
          <table:table-cell table:style-name="Table2.A3" office:value-type="string">
            <text:p text:style-name="P135">(float <text:span text:style-name="T59">n</text:span>)</text:p>
          </table:table-cell>
          <table:table-cell table:style-name="Table2.A2" office:value-type="string">
            <text:p text:style-name="P135">Returns the value of <text:span text:style-name="T59">n</text:span> as a floating point number.</text:p>
          </table:table-cell>
        </table:table-row>
        <table:table-row>
          <table:table-cell table:style-name="Table2.A3" office:value-type="string">
            <text:p text:style-name="P135">(truncate <text:span text:style-name="T59">n</text:span>)</text:p>
          </table:table-cell>
          <table:table-cell table:style-name="Table2.A2" office:value-type="string">
            <text:p text:style-name="P135">Returns the integer having the largest absolute value that is not larger than the absolute value of <text:span text:style-name="T59">n</text:span>. Thus truncate truncates toward zero.</text:p>
          </table:table-cell>
        </table:table-row>
        <table:table-row>
          <table:table-cell table:style-name="Table2.A3" office:value-type="string">
            <text:p text:style-name="P135">(round <text:span text:style-name="T59">n</text:span>)</text:p>
          </table:table-cell>
          <table:table-cell table:style-name="Table2.A2" office:value-type="string">
            <text:p text:style-name="P135">Returns the integer closest to the value of <text:span text:style-name="T59">n</text:span>.</text:p>
          </table:table-cell>
        </table:table-row>
        <table:table-row>
          <table:table-cell table:style-name="Table2.A2" table:number-columns-spanned="2" office:value-type="string">
            <text:p text:style-name="P66">Bitwise Arithmetic</text:p>
          </table:table-cell>
          <table:covered-table-cell/>
        </table:table-row>
        <table:table-row>
          <table:table-cell table:style-name="Table2.A3" office:value-type="string">
            <text:p text:style-name="P82">(logand <text:span text:style-name="T63">n</text:span><text:span text:style-name="T70">1</text:span><text:span text:style-name="T63"> n</text:span><text:span text:style-name="T69">2</text:span><text:span text:style-name="T63"> … n</text:span><text:span text:style-name="T69">k</text:span>)</text:p>
          </table:table-cell>
          <table:table-cell table:style-name="Table2.A2" office:value-type="string">
            <text:p text:style-name="P81">Returns bitwise and of arguments.</text:p>
          </table:table-cell>
        </table:table-row>
        <table:table-row>
          <table:table-cell table:style-name="Table2.A3" office:value-type="string">
            <text:p text:style-name="P82">(logior <text:span text:style-name="T63">n</text:span><text:span text:style-name="T70">1</text:span><text:span text:style-name="T63"> n</text:span><text:span text:style-name="T69">2</text:span><text:span text:style-name="T63"> … n</text:span><text:span text:style-name="T69">k</text:span>)</text:p>
          </table:table-cell>
          <table:table-cell table:style-name="Table2.A2" office:value-type="string">
            <text:p text:style-name="P81">Returns bitwise <text:span text:style-name="T56">inclusive or</text:span> of arguments.</text:p>
          </table:table-cell>
        </table:table-row>
        <table:table-row>
          <table:table-cell table:style-name="Table2.A3" office:value-type="string">
            <text:p text:style-name="P82">(logxor <text:span text:style-name="T63">n</text:span><text:span text:style-name="T70">1</text:span><text:span text:style-name="T63"> n</text:span><text:span text:style-name="T69">2</text:span><text:span text:style-name="T63"> … n</text:span><text:span text:style-name="T69">k</text:span>)</text:p>
          </table:table-cell>
          <table:table-cell table:style-name="Table2.A2" office:value-type="string">
            <text:p text:style-name="P81">Returns bitwise <text:span text:style-name="T56">exclusive or</text:span> of arguments.</text:p>
          </table:table-cell>
        </table:table-row>
        <table:table-row>
          <table:table-cell table:style-name="Table2.A3" office:value-type="string">
            <text:p text:style-name="P81">(lognot <text:span text:style-name="T59">n</text:span>)</text:p>
          </table:table-cell>
          <table:table-cell table:style-name="Table2.A2" office:value-type="string">
            <text:p text:style-name="P81">Returns <text:span text:style-name="T56">n bits inverted.</text:span></text:p>
          </table:table-cell>
        </table:table-row>
        <table:table-row>
          <table:table-cell table:style-name="Table2.A2" table:number-columns-spanned="2" office:value-type="string">
            <text:p text:style-name="P64">Comparisons on Numbers</text:p>
          </table:table-cell>
          <table:covered-table-cell/>
        </table:table-row>
        <table:table-row>
          <table:table-cell table:style-name="Table2.A3" office:value-type="string">
            <text:p text:style-name="P77">(= <text:span text:style-name="T59">n</text:span><text:span text:style-name="T68">1</text:span><text:span text:style-name="T59"> n</text:span><text:span text:style-name="T69">2</text:span>)</text:p>
          </table:table-cell>
          <table:table-cell table:style-name="Table2.A2" office:value-type="string">
            <text:p text:style-name="P76">Returns T if <text:span text:style-name="T59">n</text:span><text:span text:style-name="T68">1</text:span> = <text:span text:style-name="T59">n</text:span><text:span text:style-name="T68">2</text:span>; otherwise returns nil.</text:p>
          </table:table-cell>
        </table:table-row>
        <table:table-row>
          <table:table-cell table:style-name="Table2.A3" office:value-type="string">
            <text:p text:style-name="P77">(/= <text:span text:style-name="T59">n</text:span><text:span text:style-name="T68">1</text:span><text:span text:style-name="T59"> n</text:span><text:span text:style-name="T69">2</text:span>)</text:p>
          </table:table-cell>
          <table:table-cell table:style-name="Table2.A2" office:value-type="string">
            <text:p text:style-name="P78">Returns T if <text:span text:style-name="T59">n</text:span><text:span text:style-name="T68">1</text:span> <text:span text:style-name="T73">&lt;&gt;</text:span> <text:span text:style-name="T59">n</text:span><text:span text:style-name="T68">2</text:span>; otherwise returns nil.</text:p>
          </table:table-cell>
        </table:table-row>
        <table:table-row>
          <table:table-cell table:style-name="Table2.A3" office:value-type="string">
            <text:p text:style-name="P77">(&lt; <text:span text:style-name="T59">n</text:span><text:span text:style-name="T68">1</text:span><text:span text:style-name="T59"> n</text:span><text:span text:style-name="T69">2</text:span>)</text:p>
          </table:table-cell>
          <table:table-cell table:style-name="Table2.A2" office:value-type="string">
            <text:p text:style-name="P78">Returns T if <text:span text:style-name="T59">n</text:span><text:span text:style-name="T68">1</text:span> <text:span text:style-name="T73">&lt;</text:span> <text:span text:style-name="T59">n</text:span><text:span text:style-name="T68">2</text:span>; otherwise returns nil.</text:p>
          </table:table-cell>
        </table:table-row>
        <table:table-row>
          <table:table-cell table:style-name="Table2.A3" office:value-type="string">
            <text:p text:style-name="P77">(&lt;= <text:span text:style-name="T59">n</text:span><text:span text:style-name="T68">1</text:span><text:span text:style-name="T59"> n</text:span><text:span text:style-name="T69">2</text:span>)</text:p>
          </table:table-cell>
          <table:table-cell table:style-name="Table2.A2" office:value-type="string">
            <text:p text:style-name="P78">Returns T if <text:span text:style-name="T59">n</text:span><text:span text:style-name="T68">1</text:span> <text:span text:style-name="T73">&lt;</text:span>= <text:span text:style-name="T59">n</text:span><text:span text:style-name="T68">2</text:span>; otherwise returns nil.</text:p>
          </table:table-cell>
        </table:table-row>
        <table:table-row>
          <table:table-cell table:style-name="Table2.A3" office:value-type="string">
            <text:p text:style-name="P77">(&gt; <text:span text:style-name="T59">n</text:span><text:span text:style-name="T68">1</text:span><text:span text:style-name="T59"> n</text:span><text:span text:style-name="T69">2</text:span>)</text:p>
          </table:table-cell>
          <table:table-cell table:style-name="Table2.A2" office:value-type="string">
            <text:p text:style-name="P78">Returns T if <text:span text:style-name="T59">n</text:span><text:span text:style-name="T68">1</text:span> <text:span text:style-name="T73">&gt;</text:span> <text:span text:style-name="T59">n</text:span><text:span text:style-name="T68">2</text:span>; otherwise returns nil.</text:p>
          </table:table-cell>
        </table:table-row>
        <table:table-row>
          <table:table-cell table:style-name="Table2.A3" office:value-type="string">
            <text:p text:style-name="P77">(&gt;= <text:span text:style-name="T59">n</text:span><text:span text:style-name="T68">1</text:span><text:span text:style-name="T59"> n</text:span><text:span text:style-name="T69">2</text:span>)</text:p>
          </table:table-cell>
          <table:table-cell table:style-name="Table2.A2" office:value-type="string">
            <text:p text:style-name="P78">Returns T if <text:span text:style-name="T59">n</text:span><text:span text:style-name="T68">1</text:span> <text:span text:style-name="T73">&gt;</text:span>= <text:span text:style-name="T59">n</text:span><text:span text:style-name="T68">2</text:span>; otherwise returns nil.</text:p>
          </table:table-cell>
        </table:table-row>
        <table:table-row>
          <table:table-cell table:style-name="Table2.A2" table:number-columns-spanned="2" office:value-type="string">
            <text:p text:style-name="P64">Logical Functions</text:p>
          </table:table-cell>
          <table:covered-table-cell/>
        </table:table-row>
        <table:table-row>
          <table:table-cell table:style-name="Table2.A3" office:value-type="string">
            <text:p text:style-name="P80">(and <text:span text:style-name="T60">e</text:span><text:span text:style-name="T69">1</text:span> <text:span text:style-name="T60">e</text:span><text:span text:style-name="T71">2</text:span> … <text:span text:style-name="T60">e</text:span><text:span text:style-name="T71">k</text:span>)</text:p>
          </table:table-cell>
          <table:table-cell table:style-name="Table2.A2" office:value-type="string">
            <text:p text:style-name="P79">Evaluates each argument sequentially. If and reaches an argument that returns nil, it returns nil without evaluating any more arguments. If it reaches the last argument, it returns that argument's value.</text:p>
          </table:table-cell>
        </table:table-row>
        <table:table-row>
          <table:table-cell table:style-name="Table2.A3" office:value-type="string">
            <text:p text:style-name="P80">(or <text:span text:style-name="T60">e</text:span><text:span text:style-name="T69">1</text:span> <text:span text:style-name="T60">e</text:span><text:span text:style-name="T71">2</text:span> … <text:span text:style-name="T60">e</text:span><text:span text:style-name="T71">k</text:span>)</text:p>
          </table:table-cell>
          <table:table-cell table:style-name="Table2.A2" office:value-type="string">
            <text:p text:style-name="P79">Evaluates each argument sequentially. If or reaches an argument that is not nil, it returns the value of that argument without evaluating any more arguments. If it reaches the last argument, it returns that argument's value.</text:p>
          </table:table-cell>
        </table:table-row>
        <table:table-row>
          <table:table-cell table:style-name="Table2.A3" office:value-type="string">
            <text:p text:style-name="P79">(not <text:span text:style-name="T59">e</text:span>)</text:p>
          </table:table-cell>
          <table:table-cell table:style-name="Table2.A2" office:value-type="string">
            <text:p text:style-name="P79">Returns T if the value of <text:span text:style-name="T64">e</text:span><text:span text:style-name="T56"> </text:span>is nil; otherwise returns nil.</text:p>
          </table:table-cell>
        </table:table-row>
        <table:table-row>
          <table:table-cell table:style-name="Table2.A2" table:number-columns-spanned="2" office:value-type="string">
            <text:p text:style-name="P65">Conditional Constructs</text:p>
          </table:table-cell>
          <table:covered-table-cell/>
        </table:table-row>
        <table:table-row>
          <table:table-cell table:style-name="Table2.A3" office:value-type="string">
            <text:p text:style-name="P80">(if <text:span text:style-name="T59">test</text:span> <text:span text:style-name="T60">e</text:span><text:span text:style-name="T69">1</text:span> <text:span text:style-name="T60">e</text:span><text:span text:style-name="T71">2</text:span> … <text:span text:style-name="T60">e</text:span><text:span text:style-name="T71">n</text:span>)</text:p>
          </table:table-cell>
          <table:table-cell table:style-name="Table2.A2" office:value-type="string">
            <text:p text:style-name="P80">Evaluates <text:span text:style-name="T59">test</text:span> and, if not nil, evaluates <text:span text:style-name="T60">e</text:span><text:span text:style-name="T69">1</text:span>. Otherwise, <text:span text:style-name="T60">e</text:span><text:span text:style-name="T71">2</text:span>... <text:span text:style-name="T60">e</text:span><text:span text:style-name="T71">n</text:span> are evaluated. <text:span text:style-name="T60">e</text:span><text:span text:style-name="T71">2</text:span>... <text:span text:style-name="T60">e</text:span><text:span text:style-name="T71">n</text:span> can be omitted.</text:p>
          </table:table-cell>
        </table:table-row>
        <table:table-row>
          <table:table-cell table:style-name="Table2.A3" office:value-type="string">
            <text:p text:style-name="P83">(while <text:span text:style-name="T59">test</text:span> <text:span text:style-name="T60">e</text:span><text:span text:style-name="T69">1</text:span><text:span text:style-name="T74"> </text:span><text:span text:style-name="T60">e</text:span><text:span text:style-name="T71">2</text:span><text:span text:style-name="T74"> … </text:span><text:span text:style-name="T60">e</text:span><text:span text:style-name="T71">n</text:span>)</text:p>
          </table:table-cell>
          <table:table-cell table:style-name="Table2.A2" office:value-type="string">
            <text:p text:style-name="P83">Evaluate <text:span text:style-name="T60">e</text:span><text:span text:style-name="T69">1</text:span><text:span text:style-name="T74"> … </text:span><text:span text:style-name="T60">e</text:span><text:span text:style-name="T71">n</text:span> while test is true.</text:p>
          </table:table-cell>
        </table:table-row>
        <table:table-row>
          <table:table-cell table:style-name="Table2.A2" table:number-columns-spanned="2" office:value-type="string">
            <text:p text:style-name="P65">Function Definition</text:p>
          </table:table-cell>
          <table:covered-table-cell/>
        </table:table-row>
        <table:table-row>
          <table:table-cell table:style-name="Table2.A3" office:value-type="string">
            <text:p text:style-name="P80">(defun <text:span text:style-name="T59">name</text:span> (<text:span text:style-name="T65">a</text:span><text:span text:style-name="T69">1</text:span> … <text:span text:style-name="T65">a</text:span><text:span text:style-name="T71">k</text:span>) <text:span text:style-name="T60">e</text:span><text:span text:style-name="T69">1</text:span> … <text:span text:style-name="T60">e</text:span><text:span text:style-name="T71">n</text:span>)</text:p>
          </table:table-cell>
          <table:table-cell table:style-name="Table2.A2" office:value-type="string">
            <text:p text:style-name="P80">Defines a named function with arguments <text:span text:style-name="T65">a</text:span><text:span text:style-name="T69">1</text:span> … <text:span text:style-name="T65">a</text:span><text:span text:style-name="T71">k</text:span> and body <text:span text:style-name="T60">e</text:span><text:span text:style-name="T69">1</text:span> … <text:span text:style-name="T60">e</text:span><text:span text:style-name="T71">n</text:span>.</text:p>
          </table:table-cell>
        </table:table-row>
        <table:table-row>
          <table:table-cell table:style-name="Table2.A3" office:value-type="string">
            <text:p text:style-name="P80">(lambda (<text:span text:style-name="T65">a</text:span><text:span text:style-name="T69">1</text:span> … <text:span text:style-name="T65">a</text:span><text:span text:style-name="T71">k</text:span>) <text:span text:style-name="T60">e</text:span><text:span text:style-name="T69">1</text:span> … <text:span text:style-name="T60">e</text:span><text:span text:style-name="T71">n</text:span>)</text:p>
          </table:table-cell>
          <table:table-cell table:style-name="Table2.A2" office:value-type="string">
            <text:p text:style-name="P80">Defines local functions with arguments <text:span text:style-name="T65">a</text:span><text:span text:style-name="T69">1</text:span> … <text:span text:style-name="T65">a</text:span><text:span text:style-name="T71">k</text:span> and body <text:span text:style-name="T60">e</text:span><text:span text:style-name="T69">1</text:span> … <text:span text:style-name="T60">e</text:span><text:span text:style-name="T71">n</text:span>.</text:p>
          </table:table-cell>
        </table:table-row>
        <table:table-row>
          <table:table-cell table:style-name="Table2.A3" office:value-type="string">
            <text:p text:style-name="P59">(defmacro name (<text:span text:style-name="T65">a</text:span><text:span text:style-name="T69">1</text:span><text:span text:style-name="T74"> … </text:span><text:span text:style-name="T65">a</text:span><text:span text:style-name="T71">k</text:span>) <text:span text:style-name="T60">e</text:span><text:span text:style-name="T69">1</text:span><text:span text:style-name="T74"> … </text:span><text:span text:style-name="T60">e</text:span><text:span text:style-name="T71">n</text:span>)</text:p>
          </table:table-cell>
          <table:table-cell table:style-name="Table2.A2" office:value-type="string">
            <text:p text:style-name="P79"/>
          </table:table-cell>
        </table:table-row>
        <table:table-row>
          <table:table-cell table:style-name="Table2.A3" office:value-type="string">
            <text:p text:style-name="P57">(macroexpand <text:span text:style-name="T64">e</text:span>)</text:p>
          </table:table-cell>
          <table:table-cell table:style-name="Table2.A2" office:value-type="string">
            <text:p text:style-name="P79"/>
          </table:table-cell>
        </table:table-row>
        <table:table-row>
          <table:table-cell table:style-name="Table2.A2" table:number-columns-spanned="2" office:value-type="string">
            <text:p text:style-name="P65">Evaluation-Related</text:p>
          </table:table-cell>
          <table:covered-table-cell/>
        </table:table-row>
        <text:soft-page-break/>
        <table:table-row>
          <table:table-cell table:style-name="Table2.A3" office:value-type="string">
            <text:p text:style-name="P81">(quote <text:span text:style-name="T59">e</text:span>)</text:p>
          </table:table-cell>
          <table:table-cell table:style-name="Table2.A2" office:value-type="string">
            <text:p text:style-name="P81">quote simply returns its argument without evaluating it. This allows any Lisp object to be written as a constant value in a program. (quote x) can be abbreviated as 'x .</text:p>
          </table:table-cell>
        </table:table-row>
        <table:table-row>
          <table:table-cell table:style-name="Table2.A2" table:number-columns-spanned="2" office:value-type="string">
            <text:p text:style-name="P66">Miscellaneous</text:p>
          </table:table-cell>
          <table:covered-table-cell/>
        </table:table-row>
        <table:table-row>
          <table:table-cell table:style-name="Table2.A3" office:value-type="string">
            <text:p text:style-name="P55">(gensym)</text:p>
          </table:table-cell>
          <table:table-cell table:style-name="Table2.A2" office:value-type="string">
            <text:p text:style-name="P69"><text:span text:style-name="T55">gensym</text:span> creates a temporary symbol.</text:p>
          </table:table-cell>
        </table:table-row>
        <table:table-row>
          <table:table-cell table:style-name="Table2.A2" table:number-columns-spanned="2" office:value-type="string">
            <text:p text:style-name="P67">JudoShiai Specific Functions</text:p>
          </table:table-cell>
          <table:covered-table-cell/>
        </table:table-row>
        <table:table-row>
          <table:table-cell table:style-name="Table2.A3" office:value-type="string">
            <text:p text:style-name="P60">(<text:span text:style-name="T84">get-data-by-ix </text:span><text:span text:style-name="T66">index</text:span>)</text:p>
          </table:table-cell>
          <table:table-cell table:style-name="Table2.A2" office:value-type="string">
            <text:p text:style-name="P88">Sets predefined global competitor or category specific variables. <text:span text:style-name="T59">Index</text:span> is the internal ID of the competitor or category.</text:p>
          </table:table-cell>
        </table:table-row>
        <table:table-row>
          <table:table-cell table:style-name="Table2.A3" office:value-type="string">
            <text:p text:style-name="P89">(<text:span text:style-name="T85">get-next-match </text:span><text:span text:style-name="T67">tatami</text:span><text:span text:style-name="T85"> </text:span><text:span text:style-name="T67">n</text:span>)</text:p>
          </table:table-cell>
          <table:table-cell table:style-name="Table2.A2" office:value-type="string">
            <text:p text:style-name="P89">Sets predefined global <text:span text:style-name="T85">match specific variables for the </text:span><text:span text:style-name="T67">n</text:span><text:span text:style-name="T85">th match on mat </text:span><text:span text:style-name="T67">tatami</text:span><text:span text:style-name="T85">.</text:span></text:p>
          </table:table-cell>
        </table:table-row>
        <table:table-row>
          <table:table-cell table:style-name="Table2.A3" office:value-type="string">
            <text:p text:style-name="P90">(round-name <text:span text:style-name="T59">roundnum</text:span>)</text:p>
          </table:table-cell>
          <table:table-cell table:style-name="Table2.A2" office:value-type="string">
            <text:p text:style-name="P90">Returns printable name for round number.</text:p>
          </table:table-cell>
        </table:table-row>
        <table:table-row>
          <table:table-cell table:style-name="Table2.A3" office:value-type="string">
            <text:p text:style-name="P90">(set-pages <text:span text:style-name="T59">n</text:span>)</text:p>
          </table:table-cell>
          <table:table-cell table:style-name="Table2.A2" office:value-type="string">
            <text:p text:style-name="P90">Sets number of pages to generate from an SVG file.</text:p>
          </table:table-cell>
        </table:table-row>
        <table:table-row>
          <table:table-cell table:style-name="Table2.A3" office:value-type="string">
            <text:p text:style-name="P92">(sql <text:span text:style-name="T59">function</text:span> <text:span text:style-name="T59">request</text:span>)</text:p>
          </table:table-cell>
          <table:table-cell table:style-name="Table2.A2" office:value-type="string">
            <text:p text:style-name="P92">Make a SQL request. <text:span text:style-name="T59">function</text:span> will be called for each resulting table line. List of table line items will be delivered as arguments.</text:p>
          </table:table-cell>
        </table:table-row>
        <table:table-row>
          <table:table-cell table:style-name="Table2.A3" office:value-type="string">
            <text:p text:style-name="P130">(hexcolor <text:span text:style-name="T59">r g b</text:span>)</text:p>
          </table:table-cell>
          <table:table-cell table:style-name="Table2.A2" office:value-type="string">
            <text:p text:style-name="P130">Returns a string atom whose value is #RRGGBB. <text:span text:style-name="T59">R</text:span>, <text:span text:style-name="T59">g</text:span>, and <text:span text:style-name="T59">b</text:span> are floating point numbers 0.0 – 1.0. Example:</text:p>
            <text:p text:style-name="P130">(hexcolor 0.5 0 1.0) returns “#7f00ff”. The string describes a color in SVG compatible format.</text:p>
          </table:table-cell>
        </table:table-row>
      </table:table>
      <text:p text:style-name="P6"/>
      <text:h text:style-name="Heading_20_2" text:outline-level="2">Example</text:h>
      <text:p text:style-name="P31">In the beginning we had a problem how to print competitor’s points. Requirements:</text:p>
      <text:list xml:id="list3403875401904844827" text:style-name="L4">
        <text:list-item>
          <text:p text:style-name="P120">Write nothing i<text:span text:style-name="T75">f</text:span> the ma<text:span text:style-name="T40">tch</text:span> has not been fought.</text:p>
        </text:list-item>
        <text:list-item>
          <text:p text:style-name="P120">If match ends up hikiwake (draw) write DRAW.</text:p>
        </text:list-item>
        <text:list-item>
          <text:p text:style-name="P120">Write LOSS if competitor has no points.</text:p>
        </text:list-item>
        <text:list-item>
          <text:p text:style-name="P120">We want to write 5 for waza-ari win. Database marks that with number 7.</text:p>
        </text:list-item>
        <text:list-item>
          <text:p text:style-name="P121">Otherwise write the database points value.</text:p>
        </text:list-item>
      </text:list>
      <text:p text:style-name="P9"><text:span text:style-name="T40">We have to modify the SVG file. </text:span>Write text <text:span text:style-name="T4">%(pts </text:span><text:span text:style-name="T12">1</text:span><text:span text:style-name="T4">)</text:span><text:span text:style-name="T13">m</text:span><text:span text:style-name="T12">&lt;n&gt;</text:span><text:span text:style-name="T4"> </text:span>if you want to print the points of <text:span text:style-name="T40">the</text:span> white competitor and <text:span text:style-name="T4">%(pts 2)</text:span><text:span text:style-name="T13">m&lt;n&gt;</text:span> for the blue competitor (&lt;n&gt; is the match number). </text:p>
      <text:p text:style-name="P8">Make a file GBR.Lisp. Start with function pts:</text:p>
      <text:p text:style-name="P102">(defun pts (<text:span text:style-name="T48">who</text:span>)<text:tab/><text:tab/><text:tab/><text:tab/><text:tab/>; <text:span text:style-name="T49">line 1</text:span><text:line-break/> <text:s/>(if (or (&gt; %points_<text:span text:style-name="T48">1</text:span> 0) (&gt; %points_<text:span text:style-name="T48">2</text:span> 0)) <text:s/>; <text:span text:style-name="T49">line 2</text:span><text:line-break/> <text:s text:c="3"/>(if (= %points_<text:span text:style-name="T48">1</text:span> %points_<text:span text:style-name="T48">2</text:span>)<text:tab/><text:tab/>; <text:span text:style-name="T49">line 3</text:span><text:line-break/> <text:s text:c="5"/>(write "DRAW") <text:s text:c="15"/><text:tab/>; <text:span text:style-name="T49">line 4</text:span><text:line-break/> <text:s text:c="5"/><text:span text:style-name="T48">(if (= who 1)<text:tab/><text:tab/><text:tab/><text:tab/>; line 5</text:span></text:p>
      <text:p text:style-name="P102"><text:s text:c="8"/>(<text:span text:style-name="T48">print-</text:span>pts %points_<text:span text:style-name="T48">1</text:span>)<text:tab/><text:tab/><text:tab/>; <text:span text:style-name="T49">line 6</text:span></text:p>
      <text:p text:style-name="P102"><text:s text:c="8"/><text:span text:style-name="T48">(print-pts %points_2</text:span>)))<text:span text:style-name="T48">))</text:span><text:tab/><text:tab/>; <text:span text:style-name="T49">line 7</text:span></text:p>
      <text:p text:style-name="P38"><text:soft-page-break/>Explanation line by line:</text:p>
      <text:p text:style-name="P38">1. Define function <text:span text:style-name="T4">pts</text:span>. It has one argument, <text:span text:style-name="T4">who</text:span>. If <text:span text:style-name="T4">who</text:span> is 1 it means white competitor, 2 means blue competitor.</text:p>
      <text:p text:style-name="P38">2. <text:span text:style-name="T50">Check if the match has been fought. Either white or blue must have points.<text:line-break/></text:span><text:span text:style-name="T10">(&gt; %points_1 0)</text:span><text:span text:style-name="T50"> is true if white has more points than 0. </text:span><text:span text:style-name="T10">Or</text:span><text:span text:style-name="T50"> function is true if blue or white have points.</text:span></text:p>
      <text:p text:style-name="P39">3. If previous test was true check if the points are the same. This means hikiwake or draw.</text:p>
      <text:p text:style-name="P39">4. This line is executed if the points are the same. Write DRAW on the SVG page.</text:p>
      <text:p text:style-name="P39">5. Otherwise, check if <text:span text:style-name="T4">who</text:span> is 1.</text:p>
      <text:p text:style-name="P39">6. If <text:span text:style-name="T4">who</text:span> is 1 (= white) call function <text:span text:style-name="T4">print-pts</text:span> with the white points as its argument. Note: function name can have letter ‘-’, it doesn’t mean subtraction.</text:p>
      <text:p text:style-name="P39">7. If who was not white call function <text:span text:style-name="T4">print-pts</text:span> with <text:span text:style-name="T51">the </text:span>blue points as its argument.</text:p>
      <text:p text:style-name="P8"><text:span text:style-name="T21">Finally implement function print-</text:span><text:span text:style-name="T5">pts</text:span><text:span text:style-name="T21">:</text:span></text:p>
      <text:p text:style-name="Preformatted_20_Text">(defun <text:span text:style-name="T51">print-</text:span>pts(p)<text:tab/><text:tab/><text:tab/>; <text:span text:style-name="T51">line 1</text:span><text:line-break/> <text:s/>(if (= p 0) (write "LOSS")<text:tab/><text:tab/>; <text:span text:style-name="T51">line 2</text:span><text:line-break/> <text:s text:c="3"/>(if (= p 7) (write 5)<text:tab/><text:tab/>; <text:span text:style-name="T51">line 3</text:span><text:line-break/> <text:s text:c="5"/>(if (= p 11) (write "DRAW")<text:tab/>; <text:span text:style-name="T51">line 4</text:span><text:line-break/> <text:s text:c="7"/>(write p)))))<text:tab/><text:tab/><text:tab/>; <text:span text:style-name="T51">line 5</text:span></text:p>
      <text:p text:style-name="P40">Explanation:</text:p>
      <text:p text:style-name="P40">1. Function <text:span text:style-name="T4">print-pts</text:span> has one argument <text:span text:style-name="T4">p</text:span>, the points to print.</text:p>
      <text:p text:style-name="P12"><text:span text:style-name="T51">2. </text:span>If<text:span text:style-name="T4"> p</text:span> <text:span text:style-name="T51">is</text:span> 0 print LOSS.</text:p>
      <text:p text:style-name="P12"><text:span text:style-name="T51">3. Otherwise, i</text:span>f <text:span text:style-name="T11">p</text:span><text:span text:style-name="T51"> is </text:span>7 print 5. <text:span text:style-name="T51">In this case a national rule says that waza-ari scores 5 points.</text:span></text:p>
      <text:p text:style-name="P12"><text:span text:style-name="T51">4. Otherwise, </text:span>if <text:span text:style-name="T11">p</text:span><text:span text:style-name="T51"> is </text:span>11 print DRAW. <text:span text:style-name="T51">In principle draw was detected in the previous function, but let’s have it here too for completion.</text:span></text:p>
      <text:p text:style-name="P12"><text:span text:style-name="T51">5. </text:span>Otherwise print points as is.</text:p>
      <text:p text:style-name="P10">Points in the database can have the following values:</text:p>
      <text:p text:style-name="P10">1: <text:s/>Win by shido</text:p>
      <text:p text:style-name="P10">2: <text:s/>Win in golden score when that always scores 1 point</text:p>
      <text:p text:style-name="P10">3: <text:s/>Win by koka (not used)</text:p>
      <text:p text:style-name="P10">5: <text:s/>Win by yuko (not used)</text:p>
      <text:p text:style-name="P10">7: <text:s/>Win by waza-ari</text:p>
      <text:p text:style-name="P10">10: Win by ippon</text:p>
      <text:p text:style-name="P10">11: Hikiwake</text:p>
      <text:p text:style-name="P10"><text:soft-page-break/>Real points and how they are shown depend on the <text:span text:style-name="T51">national </text:span>rules.</text:p>
      <text:h text:style-name="Heading_20_2" text:outline-level="2">Converting old SVG files</text:h>
      <text:p text:style-name="P11">It is easy to convert old SVG files to use Lisp calls. The following Linux Bash shell script does the trick <text:span text:style-name="T22">(Windows lovers: you are on your own)</text:span>:</text:p>
      <text:p text:style-name="Preformatted_20_Text">#!/bin/bash</text:p>
      <text:p text:style-name="P105">#</text:p>
      <text:p text:style-name="P105"># Run this in svg directory</text:p>
      <text:p text:style-name="P105">#</text:p>
      <text:p text:style-name="P103"># Conversion example (match #23):</text:p>
      <text:p text:style-name="P104"># <text:s text:c="2"/><text:span text:style-name="T25">%m23p1-1</text:span><text:span text:style-name="T26">==0'LOSS'</text:span> <text:span text:style-name="T52">is converted to</text:span> <text:span text:style-name="T25">%(pts 1)</text:span><text:span text:style-name="T27">m23</text:span></text:p>
      <text:p text:style-name="Preformatted_20_Text"/>
      <text:p text:style-name="Preformatted_20_Text">for file in [0-9]*.svg</text:p>
      <text:p text:style-name="Preformatted_20_Text">do</text:p>
      <text:p text:style-name="Preformatted_20_Text"><text:s text:c="4"/>echo "File: $file"</text:p>
      <text:p text:style-name="P109"><text:s text:c="4"/>sed -i "s/%m\([0-9]*\)[-]*p\([12]\)-1==[^&lt;]*/%(pts \2)m\1/" $file</text:p>
      <text:p text:style-name="Preformatted_20_Text">done</text:p>
      <text:p text:style-name="P13"/>
      <text:h text:style-name="Heading_20_2" text:outline-level="2">SVG + LISP scripts</text:h>
      <text:p text:style-name="P44">You can create and print pages generated from SVG files that contain embedded Lisp code. <text:span text:style-name="T87">Usually Lisp code is divided in two parts:</text:span></text:p>
      <text:list xml:id="list6516738866471597233" text:style-name="L5">
        <text:list-item>
          <text:p text:style-name="P122">Simple code in the SVG file, that calls the more complicated functions.</text:p>
        </text:list-item>
        <text:list-item>
          <text:p text:style-name="P122">Code in a Lisp file that contains most of the code.</text:p>
        </text:list-item>
      </text:list>
      <text:p text:style-name="P47">When you select an SVG file to run JudoShiai will first read all the Lisp files in the same directory <text:span text:style-name="T25">once</text:span>. This is important to avoid running and defining the same things all over again. JudoShiai is delivered with example code in directory <text:span text:style-name="T4">svg-lisp</text:span>. You can find for example a Lisp file <text:span text:style-name="T4">common.lisp</text:span> and SVG file <text:span text:style-name="T4">print-matches.svg</text:span>.</text:p>
      <text:p text:style-name="P44">In JudoShiai select <text:span text:style-name="T59">Tournament → SQL Dialog → Run Script</text:span>. Instead of running a Basic script select an SVG file.</text:p>
      <text:p text:style-name="P43">SVG file can have Lisp <text:span text:style-name="T86">code</text:span>. Whenever JudoShiai finds text like <text:span text:style-name="T4">%(</text:span><text:span text:style-name="T15">lisp code</text:span><text:span text:style-name="T4">)</text:span> <text:span text:style-name="T86">the lisp code will be executed. Lisp code writes whatever you like and the output will replace the original </text:span><text:span text:style-name="T16">%(…)</text:span><text:span text:style-name="T86">.</text:span></text:p>
      <text:p text:style-name="P45">However, this way you cannot draw graphics since the output from the Lisp code will be surrounded by <text:span text:style-name="T4">&lt;text...&gt;</text:span> and <text:span text:style-name="T4">&lt;/text&gt;</text:span> tags. Solution is to have one (and only one) function that is called in the end of the SVG file. <text:span text:style-name="T87">Text</text:span> has an exclamation mark between the “%” and “(“:</text:p>
      <text:p text:style-name="P46">%!(<text:span text:style-name="T59">lisp code to the end</text:span>)</text:p>
      <text:h text:style-name="Heading_20_3" text:outline-level="3"><text:soft-page-break/>Multiple pages</text:h>
      <text:p text:style-name="P45">SVG has no standard for multiple pages. However, there is a trick to do the job, but it is restricted to copying the same page with different additions. Most probably this is what you want in the first place!</text:p>
      <text:p text:style-name="P45">There are two predefined variables</text:p>
      <text:p text:style-name="P45"><text:span text:style-name="T4">%pages</text:span> is the number of pages. It is set using the function <text:span text:style-name="T4">(set-pages </text:span><text:span text:style-name="T15">n</text:span><text:span text:style-name="T4">)</text:span> <text:span text:style-name="T88">in the SVG file.</text:span></text:p>
      <text:p text:style-name="P45"><text:span text:style-name="T4">%</text:span><text:span text:style-name="T17">page</text:span><text:span text:style-name="T88"> is the current page to show or print. It is set internally, but you can use its value to select what to print or draw. Pages are counted from 0 onwards.</text:span></text:p>
      <text:p text:style-name="P48">Example: You want to have a list o<text:span text:style-name="T89">n</text:span> three pages. In SVG file you should have texts</text:p>
      <text:list xml:id="list952508053746469964" text:style-name="L6">
        <text:list-item>
          <text:p text:style-name="P123">%(set-pages 3)</text:p>
        </text:list-item>
        <text:list-item>
          <text:p text:style-name="P123">%!(print-my-list)</text:p>
        </text:list-item>
      </text:list>
      <text:p text:style-name="P48">The first text can be anywhere, <text:span text:style-name="T89">it will not be visible</text:span>. The second one is executed in the very end. Lisp file will have functions:</text:p>
      <text:p text:style-name="P110">(defun print-<text:span text:style-name="T89">items</text:span> (start) <text:s text:c="10"/>; prints 10 items from start</text:p>
      <text:p text:style-name="P110"><text:s text:c="2"/>; <text:span text:style-name="T89">your </text:span>lisp code <text:span text:style-name="T89">here</text:span></text:p>
      <text:p text:style-name="P110">)</text:p>
      <text:p text:style-name="Preformatted_20_Text"/>
      <text:p text:style-name="Preformatted_20_Text">(defun print-my-list ()</text:p>
      <text:p text:style-name="Preformatted_20_Text"><text:s text:c="2"/>(if <text:span text:style-name="T88">(= </text:span>%page <text:span text:style-name="T88">0) (print-items 1) <text:s text:c="3"/>; first page has items 1...10</text:span></text:p>
      <text:p text:style-name="Preformatted_20_Text"><text:s text:c="4"/><text:span text:style-name="T88">(if (= %page 1) (print-items 11) ; second page has items 11...20</text:span></text:p>
      <text:p text:style-name="Preformatted_20_Text"><text:s text:c="6"/><text:span text:style-name="T88">(print-items 21)))) <text:s text:c="11"/>; third page has items 21...30</text:span></text:p>
      <text:p text:style-name="P48"/>
      <text:h text:style-name="Heading_20_2" text:outline-level="2">SQL commands</text:h>
      <text:p text:style-name="P49">Example: <text:span text:style-name="T91">Print</text:span> members of category <text:span text:style-name="T18">cat-name</text:span>:</text:p>
      <text:p text:style-name="P112">(defun print-competitor (name)</text:p>
      <text:p text:style-name="P112"><text:s text:c="2"/>(write (<text:span text:style-name="T102">first</text:span> name) <text:span text:style-name="T90">", " <text:s text:c="12"/>; </text:span>write last name</text:p>
      <text:p text:style-name="P112"><text:span text:style-name="T90"><text:s text:c="9"/></text:span>(<text:span text:style-name="T102">first</text:span> (<text:span text:style-name="T102">rest</text:span> name)) <text:span text:style-name="T90">"</text:span>\n<text:span text:style-name="T90">"</text:span>)) <text:s text:c="4"/>; write first name</text:p>
      <text:p text:style-name="P112"/>
      <text:p text:style-name="Preformatted_20_Text">(defun print-category (cat-name)</text:p>
      <text:p text:style-name="P111"><text:s text:c="2"/>(sql print-competitor <text:span text:style-name="T91">"</text:span>select <text:span text:style-name="T90">last,first from competitors where category='"</text:span></text:p>
      <text:p text:style-name="P111"><text:s text:c="3"/><text:span text:style-name="T90">cat-name "'"))</text:span></text:p>
      <text:h text:style-name="Heading_20_2" text:outline-level="2">Good practices</text:h>
      <text:p text:style-name="P50">There are a few things to consider. For example how to split the code between a Lisp file and <text:span text:style-name="T98">a </text:span>SVG file?</text:p>
      <text:p text:style-name="P50">In practice you cannot write long Lisp code in a SVG file since the editors like Inkscape will split the code to separate instances and break it. Thus it is better to have one common Lisp file and several SVG files in the same directory. Lisp file will be read only once, but the code in SVG files will be executed every time the page is generated.</text:p>
      <text:p text:style-name="P50"><text:soft-page-break/>Example:</text:p>
      <text:p text:style-name="P50"><text:span text:style-name="T4">common.lisp</text:span> contains a definition:</text:p>
      <text:p text:style-name="Preformatted_20_Text">(defun my-function (arg<text:span text:style-name="T98">1 arg2</text:span>)</text:p>
      <text:p text:style-name="Preformatted_20_Text"><text:s text:c="4"/>… code …</text:p>
      <text:p text:style-name="P50">SVG file will have a text line</text:p>
      <text:p text:style-name="Preformatted_20_Text">%(my-function 3 <text:span text:style-name="T98">7</text:span>)</text:p>
      <text:p text:style-name="P50">If the definition were in the SVG file, too, everything would work for a while, but every time you generated the page the definition would be saved in the memory in addition to the previous definitions. <text:span text:style-name="T93">Since the definitions don’t replace each other JudoShiai would run out of memory or at least become slow.</text:span></text:p>
      <text:p text:style-name="P51">Sometimes you may have a SVG file that you don’t use often. <text:span text:style-name="T98">I</text:span>t doesn’t make sense to <text:span text:style-name="T98">always load its </text:span>definitions <text:span text:style-name="T98">to</text:span> the JudoShiai Lisp system. There is a way to have <text:span text:style-name="T98">temporary </text:span>definitions. JudoShiai has an example file <text:span text:style-name="T4">svg-lisp/hanoi.svg</text:span>. It solves the classical puzzle Towers of Hanoi. There are two ways to construct the code:</text:p>
      <text:p text:style-name="P24">Option1, <text:span text:style-name="T98">static function definitions</text:span>:</text:p>
      <text:p text:style-name="P51">Divide code in two parts. Definitions go to <text:span text:style-name="T4">common.lisp</text:span>:</text:p>
      <text:p text:style-name="P113">(defun dohanoi (n to from u)</text:p>
      <text:p text:style-name="P113"><text:s text:c="2"/>(if (= n 0) ()</text:p>
      <text:p text:style-name="P113"><text:s text:c="4"/>(dohanoi (- n 1) u from to)</text:p>
      <text:p text:style-name="P113"><text:s text:c="4"/>(write "move " from " &gt; " to "\n")</text:p>
      <text:p text:style-name="P113"><text:s text:c="4"/>(dohanoi (- n 1) to u from))))</text:p>
      <text:p text:style-name="P113"/>
      <text:p text:style-name="P113">(defun hanoi (n)</text:p>
      <text:p text:style-name="P113"><text:s text:c="2"/>(dohanoi n 3 1 2))</text:p>
      <text:p text:style-name="P51">SVG file contains <text:span text:style-name="T94">a </text:span>call to function <text:span text:style-name="T4">hanoi</text:span>:</text:p>
      <text:p text:style-name="Preformatted_20_Text">%(hanoi 3)</text:p>
      <text:p text:style-name="P52">His works fine.</text:p>
      <text:p text:style-name="P25">Option 2, <text:span text:style-name="T98">temporary function definitions</text:span>:</text:p>
      <text:p text:style-name="P52">If you do not want to make the common Lisp file unnecessary big just because of some temporary trials you can put everything <text:span text:style-name="T94">in</text:span> the SVG file. To avoid <text:span text:style-name="T94">saving </text:span>a new definition every time you render a SVG page you can encapsulate the code inside a <text:span text:style-name="T59">lambda</text:span> function:</text:p>
      <text:p text:style-name="P115">((lambda (n)</text:p>
      <text:p text:style-name="Preformatted_20_Text"><text:s text:c="3"/>(defun dohanoi (n to from u)</text:p>
      <text:p text:style-name="Preformatted_20_Text"><text:s text:c="5"/>(if (= n 0) ()</text:p>
      <text:p text:style-name="Preformatted_20_Text"><text:s text:c="7"/>(dohanoi (- n 1) u from to)</text:p>
      <text:p text:style-name="Preformatted_20_Text"><text:s text:c="7"/>(write "move " from " &gt; " to "\n")</text:p>
      <text:p text:style-name="Preformatted_20_Text"><text:s text:c="7"/>(dohanoi (- n 1) to u from)))</text:p>
      <text:p text:style-name="Preformatted_20_Text"><text:s text:c="3"/>(dohanoi n 3 1 2)) 3)</text:p>
      <text:p text:style-name="P53">Lambda defines a function temporarily. To clarify let’s hide the function body:</text:p>
      <text:p text:style-name="P114">((lambda (n) . . . <text:span text:style-name="T94">) 3)</text:span></text:p>
      <text:p text:style-name="P53">Lambda defines a<text:span text:style-name="T97">n</text:span> anonymous function that <text:span text:style-name="T99">here </text:span>takes one argument <text:span text:style-name="T59">n</text:span><text:span text:style-name="T95">. The argument will be number 3. Now this </text:span><text:span text:style-name="T96">will do</text:span><text:span text:style-name="T95"> the same as</text:span></text:p>
      <text:p text:style-name="Preformatted_20_Text">(hanoi 3)</text:p>
      <text:p text:style-name="P53"><text:span text:style-name="T95">earlier. Another difference is that in the option1 there were two functions defined, but now d</text:span><text:span text:style-name="T19">ohanoi</text:span><text:span text:style-name="T95"> is defined inside the lambda function. Thus it will </text:span><text:span text:style-name="T96">exist</text:span><text:span text:style-name="T95"> only the lifetime of the lambda function </text:span><text:span text:style-name="T96">and the definitions don’t pile up.</text:span></text:p>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loext:graphic-properties draw:fill="solid" draw:fill-color="#eeeeee" draw:fill-image-width="0in" draw:fill-image-height="0in"/>
      <style:paragraph-properties fo:margin-top="0in" fo:margin-bottom="0.1in" loext:contextual-spacing="true" fo:background-color="#eeeeee"/>
      <style:text-properties style:font-name="Liberation Mono" fo:font-family="'Liberation Mono'" style:font-family-generic="modern" style:font-pitch="fixed" fo:font-size="10pt" fo:background-color="transparen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officeooo:rsid="0024ae93" officeooo:paragraph-rsid="0024ae93" style:font-size-asian="10pt" style:font-size-complex="10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4T13:38:47.981416535</meta:creation-date>
    <dc:date>2017-09-19T12:26:38.150811141</dc:date>
    <meta:editing-duration>P6DT1H33M</meta:editing-duration>
    <meta:editing-cycles>26</meta:editing-cycles>
    <meta:generator>LibreOffice/5.1.6.2$Linux_X86_64 LibreOffice_project/10m0$Build-2</meta:generator>
    <meta:document-statistic meta:table-count="9" meta:image-count="0" meta:object-count="0" meta:page-count="16" meta:paragraph-count="531" meta:word-count="4592" meta:character-count="25189" meta:non-whitespace-character-count="20840"/>
  </office:meta>
</office:document-meta>
</file>